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7.09pt"/>
    </style:style>
    <style:style style:name="co2" style:family="table-column">
      <style:table-column-properties fo:break-before="auto" style:column-width="145.36pt"/>
    </style:style>
    <style:style style:name="co3" style:family="table-column">
      <style:table-column-properties fo:break-before="auto" style:column-width="591.99pt"/>
    </style:style>
    <style:style style:name="co4" style:family="table-column">
      <style:table-column-properties fo:break-before="auto" style:column-width="1582.24pt"/>
    </style:style>
    <style:style style:name="co5" style:family="table-column">
      <style:table-column-properties fo:break-before="auto" style:column-width="1126.7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19pt"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table table:name="CS-4950 Bi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Common Name</text:p>
          </table:table-cell>
          <table:table-cell office:value-type="string" calcext:value-type="string">
            <text:p>Scientific name</text:p>
          </table:table-cell>
          <table:table-cell office:value-type="string" calcext:value-type="string">
            <text:p>Description</text:p>
          </table:table-cell>
          <table:table-cell office:value-type="string" calcext:value-type="string">
            <text:p>Diet</text:p>
          </table:table-cell>
          <table:table-cell office:value-type="string" calcext:value-type="string">
            <text:p>Habitat </text:p>
          </table:table-cell>
        </table:table-row>
        <table:table-row table:style-name="ro1">
          <table:table-cell office:value-type="string" calcext:value-type="string">
            <text:p>Tundra Swan</text:p>
          </table:table-cell>
          <table:table-cell office:value-type="string" calcext:value-type="string">
            <text:p>Cygnus columbianus</text:p>
          </table:table-cell>
          <table:table-cell office:value-type="string" calcext:value-type="string">
            <text:p>On wintry days, flocks of North America's most numerous swans gather on lakes and estuaries or descend out of gray skies. A characteristic whistling in their wings led Meriwether Lewis to call them 'whistling swans,'a name still in use. These elegant creatures'slightly smaller than our other native species, the Trumpeter Swan'nest on arctic tundra and visit the U.S. only on migration and in winter. Most have a smudge of yellow at the base of their black bill, but otherwise are pure white </text:p>
          </table:table-cell>
          <table:table-cell office:value-type="string" calcext:value-type="string">
            <text:p>Tundra Swans eat mainly plant matter, although they also eat mollusks and arthropods. Plant foods include tubers, stems, and leaves of aquatic vegetation such as'Carex'sedges, saltmarsh starwort, alkali grass, pondweed, and'Nostoc'algae. During migration and on the wintering grounds (especially in the East) look for Tundra Swans in fields gleaning corn, soybeans, and rice left after the harvest, and feeding on growing winter crops such as winter wheat, rye and barley. In the Chesapeake Bay Tundra Swans use their bills and feet to root up clams from the muddy bottom. When feeding on the water Tundra Swans 'tip up'like dabbling ducks to reach submerged vegetation. On their arctic breeding grounds they also graze on upland or wet-meadow tundra </text:p>
          </table:table-cell>
          <table:table-cell office:value-type="string" calcext:value-type="string">
            <text:p>Tundra Swans breed on lakes, ponds and pools situated along river deltas in Alaska and Canada, with some birds nesting at inland sites below treeline. Breeding birds prefer areas with extensive wetlands and lakes with long shorelines that support pondweed. In fall, flocks gather (or 'stage') along the brackish shorelines of river deltas before moving south, stopping along the way at wetlands in boreal forests. Wintering flocks gather on estuaries, lakes, bays, ponds and rivers, often situated close to agricultural fields where the birds feed </text:p>
          </table:table-cell>
        </table:table-row>
        <table:table-row table:style-name="ro1">
          <table:table-cell office:value-type="string" calcext:value-type="string">
            <text:p>Wood Duck</text:p>
          </table:table-cell>
          <table:table-cell office:value-type="string" calcext:value-type="string">
            <text:p>Aix sponsa</text:p>
          </table:table-cell>
          <table:table-cell office:value-type="string" calcext:value-type="string">
            <text:p>The Wood Duck is one of the most stunningly pretty of all waterfowl. Males are iridescent chestnut and green, with ornate patterns on nearly every feather; the elegant females have a distinctive profile and delicate white pattern around the eye. These birds live in wooded swamps, where they nest in holes in trees or in nest boxes put up around lake margins. They are one of the few duck species equipped with strong claws that can grip bark and perch on branches. </text:p>
          </table:table-cell>
          <table:table-cell office:value-type="string" calcext:value-type="string">
            <text:p>Wood Ducks eat seeds, fruits, insects and other arthropods. When aquatic foods are unavailable they may take to dry land to eat acorns and other nuts from forests and grain from fields. Diet studies indicate a lot of variability, but plant materials make up 80% or more of what the species eats. Examples of food eaten include acorns, soybeans, smartweed, water primrose, panic grass, duckweed, millet, waterlily, blackberries and wild cherries, as well as flies, beetles, caterpillars, isopods, and snails. </text:p>
          </table:table-cell>
          <table:table-cell office:value-type="string" calcext:value-type="string">
            <text:p>Wood Ducks thrive in bottomland forests, swamps, freshwater marshes, and beaver ponds. They are also common along streams of all sizes, from creeks to rivers, and the sheer extent of these make them an important habitat. Wood Ducks seem to fare best when open water alternates with 50'75% vegetative cover that the ducks can hide and forage in. This cover can consist of downed trees, shrubs such as alder, willow, and buttonbush, as well as emergent herbaceous plants such as arrowhead and smartweeds </text:p>
          </table:table-cell>
        </table:table-row>
        <table:table-row table:style-name="ro1">
          <table:table-cell office:value-type="string" calcext:value-type="string">
            <text:p>Gadwall</text:p>
          </table:table-cell>
          <table:table-cell office:value-type="string" calcext:value-type="string">
            <text:p>Anas strepera </text:p>
          </table:table-cell>
          <table:table-cell office:value-type="string" calcext:value-type="string">
            <text:p>In a world where male ducks sport gleaming patches of green, red, or blue, the Gadwall's understated elegance can make this common duck easy to overlook. Males are intricately patterned with gray, brown, and black; females resemble female Mallards, although with a thinner, darker bill. We don't tend to think of ducks as pirates, but Gadwall often snatch food from diving ducks as they surface. This widespread, adaptable duck has dramatically increased in numbers in North America since the 1980s. </text:p>
          </table:table-cell>
          <table:table-cell office:value-type="string" calcext:value-type="string">
            <text:p>Gadwall eat mostly submerged aquatic vegetation such as algae, grasses, rushes, sedges, pondweed, widgeon grass, and water milfoil, including leaves, stems, roots, and seeds. They also eat snails, midges, water beetles, and other invertebrates. During the breeding season, animal matter can account for nearly 50 percent of an adult Gadwall's diet, but this proportion drops to only about 5 percent animal matter during winter. </text:p>
          </table:table-cell>
          <table:table-cell office:value-type="string" calcext:value-type="string">
            <text:p>Gadwall breed mainly in prairie potholes'small ponds scattered throughout the Great Plains and Canadian prairies. Some also breed on tundra, deltas, and wetlands in boreal forests of the far north. In developed areas with few natural ponds, Gadwall may use stock ponds. They choose well-vegetated wetlands with plenty of emergent plants to feed among and take cover in. Equally important for breeding are adjacent uplands with vegetation to conceal nests and for ducklings to hide in. On migration and in winter, look for Gadwalls in fresh and salt water marshes and well-vegetated reservoirs, beaver ponds, farm ponds, and streams. </text:p>
          </table:table-cell>
        </table:table-row>
        <table:table-row table:style-name="ro1">
          <table:table-cell office:value-type="string" calcext:value-type="string">
            <text:p>Eurasian Wigeon</text:p>
          </table:table-cell>
          <table:table-cell office:value-type="string" calcext:value-type="string">
            <text:p>Anas penelope</text:p>
          </table:table-cell>
          <table:table-cell office:value-type="string" calcext:value-type="string">
            <text:p>Common and widespread in the Old World, the Eurasian Wigeon is a sporadic visitor to North America. Regular in very small numbers along the Pacific and Atlantic coasts, single individuals have turned up in nearly all states and provinces. </text:p>
          </table:table-cell>
          <table:table-cell office:value-type="string" calcext:value-type="string">
            <text:p>Eurasian wigeons are aquatic grazers and feed primarily on pondweeds, eelgrass, other aquatic plants and grass found in shallow water and in fields and meadows. </text:p>
          </table:table-cell>
          <table:table-cell office:value-type="string" calcext:value-type="string">
            <text:p>Marshes, lakes, bays, fields. In winter in North America often on marshy'ponds'with open ground nearby, or in flooded fields; also on shallow coastal estuaries and sheltered bays. Presence of American Wigeon is best key to good habitat for Eurasian Wigeon. </text:p>
          </table:table-cell>
        </table:table-row>
        <table:table-row table:style-name="ro1">
          <table:table-cell office:value-type="string" calcext:value-type="string">
            <text:p>American Wigeon</text:p>
          </table:table-cell>
          <table:table-cell office:value-type="string" calcext:value-type="string">
            <text:p>Anas americana </text:p>
          </table:table-cell>
          <table:table-cell office:value-type="string" calcext:value-type="string">
            <text:p>A common and increasingly abundant duck, the American Wigeon breeds in northwestern North America and is found throughout the rest of the continent in migration and in winter. Its small bill and the male's white forehead, as well as certain aspects of nesting and feeding behavior, distinguish this species from other dabbling ducks </text:p>
          </table:table-cell>
          <table:table-cell office:value-type="string" calcext:value-type="string">
            <text:p>Aquatic plants; some insects and mollusks during the breeding season. </text:p>
          </table:table-cell>
          <table:table-cell office:value-type="string" calcext:value-type="string">
            <text:p>Shallow freshwater wetlands, including ponds, marshes, and rivers </text:p>
          </table:table-cell>
        </table:table-row>
        <table:table-row table:style-name="ro1">
          <table:table-cell office:value-type="string" calcext:value-type="string">
            <text:p>Mallard</text:p>
          </table:table-cell>
          <table:table-cell office:value-type="string" calcext:value-type="string">
            <text:p>Anas platyrhynchos </text:p>
          </table:table-cell>
          <table:table-cell office:value-type="string" calcext:value-type="string">
            <text:p>If someone at a park is feeding bread to ducks, chances are there are Mallards in the fray. Perhaps the most familiar of all ducks, Mallards occur throughout North America and Eurasia in ponds and parks as well as wilder wetlands and estuaries. The male's gleaming green head, gray flanks, and black tail-curl arguably make it the most easily identified duck. Mallards have long been hunted for the table, and almost all domestic ducks come from this species </text:p>
          </table:table-cell>
          <table:table-cell office:value-type="string" calcext:value-type="string">
            <text:p>Mallards are generalist foragers and will eat a wide variety of food. They don't dive, but dabble to feed, tipping forward in the water to eat seeds and aquatic vegetation. They also roam around on the shore and pick at vegetation and prey on the ground. During the breeding season, they eat mainly animal matter including aquatic insect larvae, earthworms, snails and freshwater shrimp. During migration, many Mallards consume largely agricultural seed and grain. In city parks, they readily accept handouts from parkgoers </text:p>
          </table:table-cell>
          <table:table-cell office:value-type="string" calcext:value-type="string">
            <text:p>Mallards can be found in almost any wetland habitats, including permanent wetlands such as marshes, bogs, riverine floodplains, beaver ponds, lakes, reservoirs, ponds, city parks, farms, and estuaries. They also occur in prairie potholes and ephemeral wetlands; they may be found feeding along roadside ditches, pastures, croplands and rice fields. </text:p>
          </table:table-cell>
        </table:table-row>
        <table:table-row table:style-name="ro1">
          <table:table-cell office:value-type="string" calcext:value-type="string">
            <text:p>Blue-winged Teal</text:p>
          </table:table-cell>
          <table:table-cell office:value-type="string" calcext:value-type="string">
            <text:p>Anas discors</text:p>
          </table:table-cell>
          <table:table-cell office:value-type="string" calcext:value-type="string">
            <text:p>Pairs and small groups of this tiny dabbling duck inhabit shallow ponds and wetlands across much of North America. Blue-winged Teal are long distance migrants, with some birds heading all the way to South America for the winter. Therefore, they take off early on spring and fall migration, leaving their breeding grounds in the United States and Canada well before other species in the fall. </text:p>
          </table:table-cell>
          <table:table-cell office:value-type="string" calcext:value-type="string">
            <text:p>Blue-winged Teal eat aquatic insects such as midge larvae, crustaceans, clams, and snails as well as vegetation and grains. Laying females eat mostly protein-rich animal matter. In winter, seeds such as rice, millet, water lilies are the predominant foods. </text:p>
          </table:table-cell>
          <table:table-cell office:value-type="string" calcext:value-type="string">
            <text:p>Blue-winged Teal nest among grasses or herbaceous vegetation and forage in summer in shallow ponds or pond-marsh mixes. They are flightless during their late summer molt, and they spend this time in prairie potholes or large marshes. Migrants use marshes, vegetated wetlands around lakes, and rice fields, and typically stop in freshwater or brackish areas rather than saltwater. On their U.S. wintering grounds they live in fresh or brackish vegetated wetlands with lots of decaying organic matter. South of the U.S., they may use different habitats including estuaries and mangroves </text:p>
          </table:table-cell>
        </table:table-row>
        <table:table-row table:style-name="ro1">
          <table:table-cell office:value-type="string" calcext:value-type="string">
            <text:p>Cinnamon Teal</text:p>
          </table:table-cell>
          <table:table-cell office:value-type="string" calcext:value-type="string">
            <text:p>Anas cyanoptera </text:p>
          </table:table-cell>
          <table:table-cell office:value-type="string" calcext:value-type="string">
            <text:p>A small brightly colored duck, the Cinnamon Teal is found in ponds throughout the American West. </text:p>
          </table:table-cell>
          <table:table-cell office:value-type="string" calcext:value-type="string">
            <text:p>Seeds and aquatic vegetation, aquatic and semi-terrestrial insects, snails, and zooplankton </text:p>
          </table:table-cell>
          <table:table-cell office:value-type="string" calcext:value-type="string">
            <text:p>Uses freshwater (including highly alkaline) seasonal and semipermanent wetlands of various sizes, including large marshes, reservoirs, sluggish streams, ditches, and stock ponds </text:p>
          </table:table-cell>
        </table:table-row>
        <table:table-row table:style-name="ro1">
          <table:table-cell office:value-type="string" calcext:value-type="string">
            <text:p>Northern Shoveler</text:p>
          </table:table-cell>
          <table:table-cell office:value-type="string" calcext:value-type="string">
            <text:p>Anas clypeata</text:p>
          </table:table-cell>
          <table:table-cell office:value-type="string" calcext:value-type="string">
            <text:p>Perhaps the most outwardly distinctive of the dabbling ducks, the Northern Shoveler inhabits wetlands across much of North America. Its elongated, spoon-shaped bill has comblike projections along its edges, which filter out food from the water. </text:p>
          </table:table-cell>
          <table:table-cell office:value-type="string" calcext:value-type="string">
            <text:p>Small swimming invertebrates and some seeds. </text:p>
          </table:table-cell>
          <table:table-cell office:value-type="string" calcext:value-type="string">
            <text:p>Breeds in open, shallow wetlands. In winter, inhabits both freshwater and saline marshes. </text:p>
          </table:table-cell>
        </table:table-row>
        <table:table-row table:style-name="ro1">
          <table:table-cell office:value-type="string" calcext:value-type="string">
            <text:p>Northern Pintail</text:p>
          </table:table-cell>
          <table:table-cell office:value-type="string" calcext:value-type="string">
            <text:p>Anas acuta </text:p>
          </table:table-cell>
          <table:table-cell office:value-type="string" calcext:value-type="string">
            <text:p>Slim and long-necked, the Northern Pintail has a distinctive silhouette. The male is easy to identify by his striking markings and long tail, but even the female can be recognized by her graceful, long-necked shape </text:p>
          </table:table-cell>
          <table:table-cell office:value-type="string" calcext:value-type="string">
            <text:p>Grain, seeds, weeds, aquatic insects, crustaceans, and snails </text:p>
          </table:table-cell>
          <table:table-cell office:value-type="string" calcext:value-type="string">
            <text:p>Nests in open country with shallow, seasonal wetlands and low vegetation. Winters in wide variety of shallow inland freshwater and intertidal habitats. </text:p>
          </table:table-cell>
        </table:table-row>
        <table:table-row table:style-name="ro1">
          <table:table-cell office:value-type="string" calcext:value-type="string">
            <text:p>Green-winged Teal</text:p>
          </table:table-cell>
          <table:table-cell office:value-type="string" calcext:value-type="string">
            <text:p>Anas crecca</text:p>
          </table:table-cell>
          <table:table-cell office:value-type="string" calcext:value-type="string">
            <text:p>The little Green-winged Teal is the smallest dabbling duck in North America. The natty male has a cinnamon-colored head with a gleaming green crescent that extends from the eye to the back of the head. In flight, both sexes flash deep-green wing patches (specula). Look for them on shallow ponds and in flooded fields, and listen for the male's decidedly non-ducklike whistle. These common ducks breed along northern rivers; wintering flocks can number as many as 50,000 </text:p>
          </table:table-cell>
          <table:table-cell office:value-type="string" calcext:value-type="string">
            <text:p>Green-winged Teal eat mainly aquatic invertebrates and seeds. They feed in shallow water, near shorelines, on mudflats, and in agricultural fields, taking advantage of whatever foods are most abundant. Migrating and wintering birds may feed at night or during the day. On the water they dabble along the surface where they pluck or strain seeds and invertebrates, and dip their head and neck or tip up to reach submerged food. They also probe mudflats for invertebrates and eat worms, seed shrimp, and copepods living just above the sediment. Depending on where they're feeding, plant foods may include sedge fruit, seeds of pondweeds, grasses, smartweeds, sea purslane, bulrush, dwarf spikerush, swamp timothy, and agricultural crops including corn and rice. Animal prey includes midges, tadpoles, molluscs, and crustaceans. Chicks up to 2 weeks old eat mainly insect larvae. </text:p>
          </table:table-cell>
          <table:table-cell office:value-type="string" calcext:value-type="string">
            <text:p>Green-winged Teal breed mostly in isolated river deltas, forest wetlands, and mixed prairie regions across northern North America'they occur in the prairie pothole region, but they are not as restricted to it as many other dabbling ducks. Nesting sites include grasslands or sedge meadows that provide brush thickets of sedge or cattail for cover, and weedy or burned areas. They also favor beaver ponds in wooded areas, and nest along streams, potholes, lakes, and human-made wetlands. The race living on the Aleutian Islands nests near shallow, weedy ponds, saltwater shorelines, and beaches. Migrating birds stop over in shallow wetlands, coastal marshes, and flooded fields. Wintering birds typically flock to shallow wetlands, including coastal marshes and bayous, estuaries, the playa lakes of Texas's southern high plains, riparian sloughs, and agricultural areas such as rice fields. The nonmigratory Aleutian race of Alaska winters along the islands'beaches. </text:p>
          </table:table-cell>
        </table:table-row>
        <table:table-row table:style-name="ro1">
          <table:table-cell office:value-type="string" calcext:value-type="string">
            <text:p>Canvasback</text:p>
          </table:table-cell>
          <table:table-cell office:value-type="string" calcext:value-type="string">
            <text:p>Aythya valisineria</text:p>
          </table:table-cell>
          <table:table-cell office:value-type="string" calcext:value-type="string">
            <text:p>A large diving duck, the Canvasback breeds in prairie potholes and winters on ocean bays. Its sloping profile distinguishes it from other ducks. </text:p>
          </table:table-cell>
          <table:table-cell office:value-type="string" calcext:value-type="string">
            <text:p>Seeds, buds, leaves, tubers, roots, snails, and insect larvae. </text:p>
          </table:table-cell>
          <table:table-cell/>
        </table:table-row>
        <table:table-row table:style-name="ro1">
          <table:table-cell office:value-type="string" calcext:value-type="string">
            <text:p>Redhead</text:p>
          </table:table-cell>
          <table:table-cell office:value-type="string" calcext:value-type="string">
            <text:p>Aythya americana</text:p>
          </table:table-cell>
          <table:table-cell office:value-type="string" calcext:value-type="string">
            <text:p>With a gleaming cinnamon head setting off a body marked in black and business gray, adult male Redheads light up the open water of lakes and coastlines. These sociable ducks molt, migrate, and winter in sometimes-huge flocks, particularly along the Gulf Coast, where winter numbers can reach the thousands. Summers find them nesting in reedy ponds of the Great Plains and West. Female and young Redheads are uniform brown, with the same black-tipped, blue-gray bill as the male. </text:p>
          </table:table-cell>
          <table:table-cell office:value-type="string" calcext:value-type="string">
            <text:p>Redheads eat submerged aquatic plants, including green algae, muskgrass, hardstem bulrush, pondweed, and widgeongrass. Though they're classified as diving ducks, you may also see them 'dabbling'in shallow water by tipping tail-up to reach for submerged vegetation and invertebrates. Throughout the year invertebrates and fish eggs also feature in the Redhead's diet, and include snails, zebra mussels, caddisflies, midges, and mayflies. Birds wintering in the Gulf of Mexico feed almost exclusively on shoalgrass and small snails and clams </text:p>
          </table:table-cell>
          <table:table-cell office:value-type="string" calcext:value-type="string">
            <text:p>Redheads breed mainly in the seasonal ponds and other wetlands of the Midwest's prairie pothole region, where emergent plants provide food and cover. Females often take their broods to a deeper marsh or permanent lake located near their nesting sites to raise them. Opportunistic in their choice of nesting sites, Redheads also nest on reservoirs, sewage ponds, streams, and cropland ponds, as well as on the large marshes of the Great Basin and Canada. Smaller breeding populations are scattered across marshes and rivers from Alaska to California's Salton Sea and on lakes and wetlands throughout the Southwest. Molting birds gather on freshwater lakes throughout Canada's southern boreal forest, and on reservoirs and lakes in the western U.S. During spring and fall migration, look for these gregarious ducks forming large flocks on lakes, reservoirs, river pools, and bays. In winter flocks gather by the thousands on Gulf of Mexico bays to feed on seagrass </text:p>
          </table:table-cell>
        </table:table-row>
        <table:table-row table:style-name="ro1">
          <table:table-cell office:value-type="string" calcext:value-type="string">
            <text:p>Ring-necked Duck</text:p>
          </table:table-cell>
          <table:table-cell office:value-type="string" calcext:value-type="string">
            <text:p>Aythya collaris</text:p>
          </table:table-cell>
          <table:table-cell office:value-type="string" calcext:value-type="string">
            <text:p>The male Ring-necked Duck is a sharply marked bird of gleaming black, gray, and white. Females are rich brown with a delicate face pattern. At distance, look for this species'distinctive, peaked head to help you identify it. Even though this species dives for its food, you can find it in shallow wetlands such as beaver swamps, ponds, and bays. Of all the diving duck species, the Ring-necked Duck is most likely to drop into small ponds during migration. </text:p>
          </table:table-cell>
          <table:table-cell office:value-type="string" calcext:value-type="string">
            <text:p>Ring-necked Ducks eat submerged plants and aquatic invertebrates. The plants they eat include leaves, stems, seeds, and tubers of pondweed, water lilies, wild celery, wild rice, millet, sedges, and arrowhead. They also eat mollusks (swallowing them whole and crushing the shells in their gizzard) as well as snails, caddisflies, dragonfly nymphs, midges, earthworms, and leeches. Protein-rich animal food is important during the breeding season, when adults are raising their young. Adult females eat almost entirely animal food during the time they're feeding young. Plant foods become much more important in the diet during fall migration. </text:p>
          </table:table-cell>
          <table:table-cell office:value-type="string" calcext:value-type="string">
            <text:p>Ring-necked Ducks breed in freshwater marshes and bogs across the boreal forest of northern North America. Although they're diving ducks, they're frequently seen in quite shallow waters (four feet deep or less), where patches of open water are fringed with aquatic or emergent vegetation such as sedges, lilies, and shrubs. They also use beaver ponds and other impoundments. On migration, Ring-necked Ducks stop to rest and feed on shallow lakes and impoundments with dense stands of cattails, bulrushes, and other emergent vegetation. They can form very large flocks on some lakes. During the winter, look for them in swamps, river floodplains, brackish portions of estuaries, shallow inland lakes, sloughs, marshes, reservoirs, and other managed freshwater impoundments </text:p>
          </table:table-cell>
        </table:table-row>
        <table:table-row table:style-name="ro1">
          <table:table-cell office:value-type="string" calcext:value-type="string">
            <text:p>Tufted Duck</text:p>
          </table:table-cell>
          <table:table-cell office:value-type="string" calcext:value-type="string">
            <text:p>Aythya fuligula </text:p>
          </table:table-cell>
          <table:table-cell office:value-type="string" calcext:value-type="string">
            <text:p>A common diving duck of the Old World, the Eurasian counterpart of our Ring-necked Duck. Tufted Ducks wander to North America from both directions, reaching the northeast from Europe and Iceland, reaching Alaska and the Pacific Coast from Asia. Although they are turning up more often, they are still considered rare everywhere except western Alaska. </text:p>
          </table:table-cell>
          <table:table-cell table:number-columns-repeated="2"/>
        </table:table-row>
        <table:table-row table:style-name="ro1">
          <table:table-cell office:value-type="string" calcext:value-type="string">
            <text:p>Greater Scaup</text:p>
          </table:table-cell>
          <table:table-cell office:value-type="string" calcext:value-type="string">
            <text:p>Aythya marila</text:p>
          </table:table-cell>
          <table:table-cell office:value-type="string" calcext:value-type="string">
            <text:p>The Greater Scaup is found primarily along the seacoast and on large bodies of water. Unlike its look-alike relative the Lesser Scaup, the Greater Scaup is found across Eurasia as well as North America </text:p>
          </table:table-cell>
          <table:table-cell office:value-type="string" calcext:value-type="string">
            <text:p>Clams, snails, crustaceans, aquatic insects, seeds, and aquatic plants. </text:p>
          </table:table-cell>
          <table:table-cell office:value-type="string" calcext:value-type="string">
            <text:p>Found on lakes, ponds, and bays. Mostly marine in winter. </text:p>
          </table:table-cell>
        </table:table-row>
        <table:table-row table:style-name="ro1">
          <table:table-cell office:value-type="string" calcext:value-type="string">
            <text:p>Lesser Scaup</text:p>
          </table:table-cell>
          <table:table-cell office:value-type="string" calcext:value-type="string">
            <text:p>Aythya affinis</text:p>
          </table:table-cell>
          <table:table-cell office:value-type="string" calcext:value-type="string">
            <text:p>Two scaup species live in North America: the Greater Scaup prefers salt water and is found in America and Eurasia, while the Lesser Scaup prefers freshwater and is found only in North America. The Lesser Scaup is one of the most abundant and widespread of the diving ducks in North America </text:p>
          </table:table-cell>
          <table:table-cell office:value-type="string" calcext:value-type="string">
            <text:p>Clams, snails, crustaceans, aquatic insects, seeds, and aquatic plants. </text:p>
          </table:table-cell>
          <table:table-cell office:value-type="string" calcext:value-type="string">
            <text:p>Found on lakes and ponds. Winters in fresh or brackish water </text:p>
          </table:table-cell>
        </table:table-row>
        <table:table-row table:style-name="ro1">
          <table:table-cell office:value-type="string" calcext:value-type="string">
            <text:p>Surf Scoter</text:p>
          </table:table-cell>
          <table:table-cell office:value-type="string" calcext:value-type="string">
            <text:p>Melanitta perspicillata </text:p>
          </table:table-cell>
          <table:table-cell office:value-type="string" calcext:value-type="string">
            <text:p>A black-and-white seaduck common on the Pacific and Atlantic coasts in winter, the Surf Scoter has a boldly patterned head that is the basis for its colloquial name "skunk-headed coot." </text:p>
          </table:table-cell>
          <table:table-cell office:value-type="string" calcext:value-type="string">
            <text:p>Freshwater invertebrates, especially mollusks. </text:p>
          </table:table-cell>
          <table:table-cell office:value-type="string" calcext:value-type="string">
            <text:p>Breeds on shallow lakes in boreal forest and tundra. Winters in shallow marine coastal waters, usually over pebble and sand bottom </text:p>
          </table:table-cell>
        </table:table-row>
        <table:table-row table:style-name="ro1">
          <table:table-cell office:value-type="string" calcext:value-type="string">
            <text:p>White-winged Scoter</text:p>
          </table:table-cell>
          <table:table-cell office:value-type="string" calcext:value-type="string">
            <text:p>Melanitta fusca</text:p>
          </table:table-cell>
          <table:table-cell office:value-type="string" calcext:value-type="string">
            <text:p>A large black duck of coastal waters, the White-winged Scoter breeds farther inland than the other two scoter species and is the one most likely to appear inland on lakes and rivers during migration</text:p>
          </table:table-cell>
          <table:table-cell office:value-type="string" calcext:value-type="string">
            <text:p>Mollusks (especially clams and mussels), crustaceans, and insects; occasionally aquatic plants and fish.</text:p>
          </table:table-cell>
          <table:table-cell office:value-type="string" calcext:value-type="string">
            <text:p>Breeds on large freshwater or brackish lakes and ponds. Winters in coastal estuaries, bays, and open coastline with shallow water over shellfish beds. </text:p>
          </table:table-cell>
        </table:table-row>
        <table:table-row table:style-name="ro1">
          <table:table-cell office:value-type="string" calcext:value-type="string">
            <text:p>Long-tailed Duck</text:p>
          </table:table-cell>
          <table:table-cell office:value-type="string" calcext:value-type="string">
            <text:p>Clangula hyemalis</text:p>
          </table:table-cell>
          <table:table-cell office:value-type="string" calcext:value-type="string">
            <text:p>Formerly known as Oldsquaw, the Long-tailed Duck breeds in the Arctic and winters along both coasts of North America. It is distinctive among ducks in plumage, molt sequences, foraging behavior, and vocalizations </text:p>
          </table:table-cell>
          <table:table-cell office:value-type="string" calcext:value-type="string">
            <text:p>Mostly aquatic invertebrates, including insects and crustaceans. Also some bivalves, fish, fish eggs, and plant matter. </text:p>
          </table:table-cell>
          <table:table-cell office:value-type="string" calcext:value-type="string">
            <text:p>Breeds in ponds, streams, and other arctic wetlands. Winters on open ocean or on large freshwater lakes.</text:p>
          </table:table-cell>
        </table:table-row>
        <table:table-row table:style-name="ro1">
          <table:table-cell office:value-type="string" calcext:value-type="string">
            <text:p>Bufflehead</text:p>
          </table:table-cell>
          <table:table-cell office:value-type="string" calcext:value-type="string">
            <text:p>Bucephala albeola</text:p>
          </table:table-cell>
          <table:table-cell office:value-type="string" calcext:value-type="string">
            <text:p>A buoyant, large-headed duck that abruptly vanishes and resurfaces as it feeds, the tiny Bufflehead spends winters bobbing in bays, estuaries, reservoirs, and lakes. Males are striking black-and white from a distance. A closer look at the head shows glossy green and purple setting off the striking white patch. Females are a subdued gray-brown with a neat white patch on the cheek. Bufflehead nest in old woodpecker holes, particularly those made by Northern Flickers, in the forests of northern North America. </text:p>
          </table:table-cell>
          <table:table-cell office:value-type="string" calcext:value-type="string">
            <text:p>Bufflehead dive for aquatic invertebrates, crustaceans, and mollusks. They typically swallow their food while still underwater. Dives last on average about 12 seconds and rarely more than 25 seconds, typically staying on the surface another 12 seconds or so before diving again. Bufflehead forage in open, shallow water over sparse submerged vegetation or over mudflats that would be exposed at low tide. On freshwater they mostly eat damselfly and dragonfly larvae, midge larvae, water boatmen, mayfly larvae, caddisfly larvae, large zooplankton such as amphipods, and snails and clams in winter. They eat some plant matter in fall and winter, mainly seeds of pondweeds and bulrushes. In saltwater, Bufflehead eat shrimp, crabs, amphipods, isopods, snails, mussels, herring eggs, sculpins, and ratfishes. Downy ducklings sometimes dabble at the surface rather than diving. </text:p>
          </table:table-cell>
          <table:table-cell office:value-type="string" calcext:value-type="string">
            <text:p>Bufflehead breed near ponds and lakes in boreal forest and aspen parkland of Canada and Alaska, with isolated populations in the western United States. The Bufflehead's breeding range is limited by the distribution of Northern Flickers, which are their main source of nesting cavities. Bufflehead are North America's smallest diving duck; they benefit by using old flicker nests that larger ducks such as goldeneyes and mergansers cannot fit into. In winter they occur mainly near the coast (although they can be found in smaller numbers inland). They use shallow, sheltered coves, harbors, estuaries, or beaches, avoiding open coastlines. Inland, they use ponds, lakes, impoundments, or bays along slow-moving rivers. During spring migration they spend time on major rivers or valley lakes, often in the first spots to become free of ice.</text:p>
          </table:table-cell>
        </table:table-row>
        <table:table-row table:style-name="ro1">
          <table:table-cell office:value-type="string" calcext:value-type="string">
            <text:p>Common Goldeneye</text:p>
          </table:table-cell>
          <table:table-cell office:value-type="string" calcext:value-type="string">
            <text:p>Bucephala clangula </text:p>
          </table:table-cell>
          <table:table-cell office:value-type="string" calcext:value-type="string">
            <text:p>The male Common Goldeneye adds a bright note to winter days with its radiant amber eye, glistening green-black head, and crisp black-and-white body and wings. The female has a chocolate brown head with the same bright eye that gives this species its name. These distinctively shaped, large-headed ducks dive for their food, eating mostly aquatic invertebrates and fish. They nest in tree cavities in the boreal forest of Canada and Alaska; look for them on large rivers, lakes, and Atlantic, Pacific, and Gulf coasts in winter. </text:p>
          </table:table-cell>
          <table:table-cell office:value-type="string" calcext:value-type="string">
            <text:p>Common Goldeneyes eat mainly aquatic invertebrates, fish, and fish eggs, with vegetation such as seeds and tubers making up less than a quarter of the diet. They feed mainly along shorelines in relatively shallow water (less than 13 feet), although will sometimes forage in water more than 20 feet deep. Common Goldeneyes eat crustaceans and mollusks, including crabs, shrimp, crayfish, amphipods, barnacles, and mussels, along with insect prey such as caddisfly larvae, water boatmen, beetles, and nymphs of dragonfly, damselfly, and mayfly. They also eat sticklebacks, sculpin, minnows, and young salmon and salmon eggs. Vegetation in their diet includes the seeds of pondweeds, scatterdock, and bulrush. These aggressive ducks dominate most other duck species when competing for feeding areas </text:p>
          </table:table-cell>
          <table:table-cell office:value-type="string" calcext:value-type="string">
            <text:p>Common Goldeneyes breed mainly in the boreal forests of Canada and Alaska, with smaller numbers in North Dakota, Montana, Minnesota, and the Northeast. They nest in holes in trees near lakes, rivers, or wetlands. Typical breeding sites feature lakes with abundant invertebrate prey and clear water offering good visibility and little emergent vegetation, although they may feed in stands of bulrush. Migrating birds stop to feed on large lakes and rivers en route to their main wintering areas along the coasts. In winter, look for Common Goldeneyes in shallow coastal bays, estuaries, and harbors along the Atlantic, Gulf, and Pacific coasts that offer good foraging sites: sand, gravel, rock, and boulder substrates supporting mollusks and crustaceans. In the interior, wintering flocks gather on large lakes and rivers as far north as open water occurs, and in ice-free areas created by industrial or power-generator discharge of warm water. </text:p>
          </table:table-cell>
        </table:table-row>
        <table:table-row table:style-name="ro1">
          <table:table-cell office:value-type="string" calcext:value-type="string">
            <text:p>Barrow's Goldeneye</text:p>
          </table:table-cell>
          <table:table-cell office:value-type="string" calcext:value-type="string">
            <text:p>Bucephala islandica</text:p>
          </table:table-cell>
          <table:table-cell office:value-type="string" calcext:value-type="string">
            <text:p>A medium-sized black-and-white diving duck, the Barrow's Goldeneye was originally described from a population living in Iceland. It is, however, primarily a duck of the western mountains of North America. </text:p>
          </table:table-cell>
          <table:table-cell office:value-type="string" calcext:value-type="string">
            <text:p>Aquatic invertebrates and fish eggs, occasionally small fish and vegetation </text:p>
          </table:table-cell>
          <table:table-cell office:value-type="string" calcext:value-type="string">
            <text:p>Breeds along lakes in parkland, especially alkaline lakes. Winters along rocky coasts.</text:p>
          </table:table-cell>
        </table:table-row>
        <table:table-row table:style-name="ro1">
          <table:table-cell office:value-type="string" calcext:value-type="string">
            <text:p>Hooded Merganser</text:p>
          </table:table-cell>
          <table:table-cell office:value-type="string" calcext:value-type="string">
            <text:p>Lophodytes cucullatus</text:p>
          </table:table-cell>
          <table:table-cell office:value-type="string" calcext:value-type="string">
            <text:p>'Hooded' is something of an understatement for this extravagantly crested little duck. Adult males are a sight to behold, with sharp black-and-white patterns set off by chestnut flanks. Females get their own distinctive elegance from their cinnamon crest. Hooded Mergansers are fairly common on small ponds and rivers, where they dive for fish, crayfish, and other food, seizing it in their thin, serrated bills. They nest in tree cavities; the ducklings depart with a bold leap to the forest floor when only one day old. </text:p>
          </table:table-cell>
          <table:table-cell office:value-type="string" calcext:value-type="string">
            <text:p>Hooded Mergansers eat small fish, aquatic insects, crustaceans (especially crayfish), amphibians, vegetation, and mollusks'their diet is broader than in other mergansers, which eat fish almost exclusively. Hooded Mergansers dive in clear, shallow forest ponds, rivers, and streams and locate prey by sight, with eyes that are specially adapted to seeing underwater. They propel themselves with their feet and use their slender, serrated bills to grasp their prey. Ducklings can dive for food right after leaving the nest, at one day old, though their dives are short and shallow during their first week. They also feed by swimming with just their heads underwater. </text:p>
          </table:table-cell>
          <table:table-cell office:value-type="string" calcext:value-type="string">
            <text:p>Hooded Mergansers breed in forested wetlands throughout the eastern half of North America and the Pacific Northwest, and may also nest in treeless wetlands where people have put up nest boxes. They are most common in forests around the Great Lakes. Their habitat ranges from spruce-fir forest in the Northwest to pine-hardwood forest and cottonwood-elder riparian forest in the Midwest, to oak-cypress-tupelo forest in the Southeast. Families of newly hatched ducklings forage in shallow water such as marshes, small lakes, ponds, beaver wetlands, swamps, and forested rivers'and rest on exposed rocks, logs, or sandbars. They winter in these habitats as well as on shallow freshwater and brackish bays, estuaries, and tidal creeks, where they often concentrate along the edge of ice. During migration they stop in a wider range of habitats, including open waters of rivers and lakes, brackish coastal bays, tidal creeks, and seasonally flooded forest </text:p>
          </table:table-cell>
        </table:table-row>
        <table:table-row table:style-name="ro1">
          <table:table-cell office:value-type="string" calcext:value-type="string">
            <text:p>Common Merganser</text:p>
          </table:table-cell>
          <table:table-cell office:value-type="string" calcext:value-type="string">
            <text:p>Mergus merganser</text:p>
          </table:table-cell>
          <table:table-cell office:value-type="string" calcext:value-type="string">
            <text:p>Common Mergansers are streamlined ducks that float gracefully down small rivers or shallow shorelines. The males are striking with clean white bodies, dark green heads, and a slender, serrated red bill. The elegant gray-bodied females have rich, cinnamon heads with a short crest. In summer, look for them leading ducklings from eddy to eddy along streams or standing on a flat rock in the middle of the current. These large ducks nest in hollow trees; in winter they form flocks on larger bodies of water. </text:p>
          </table:table-cell>
          <table:table-cell office:value-type="string" calcext:value-type="string">
            <text:p>Common Mergansers mostly eat fish, but they also eat aquatic invertebrates (including insects, mollusks, crustaceans, and worms), frogs, small mammals, birds, and plants. They forage in clear aquatic habitats such as streams, rivers, lakes, coastal bays, and estuaries. While they mainly hunt in waters less than about 13 feet deep, in the winter they sometimes venture into deeper waters where fish are schooling. They find their prey by sight, often probing sediments and underwater stones with their slender bills, which have sharp serrations for grasping slippery prey. Their diet is heaviest in fish during the winter, and includes salmon, trout, suckers, sculpin, shad, sunfish, sticklebacks, chub, minnows, and eels. During the breeding season they supplement their fish diet with caddisflies, mayflies, backswimmers, flies, water striders, dragonflies, crane flies, beetles, caterpillars, freshwater sponges, spiders, snails, mussels, and other invertebrates. Nestlings eat mostly aquatic invertebrates, switching to fish at about 12 days old. </text:p>
          </table:table-cell>
          <table:table-cell office:value-type="string" calcext:value-type="string">
            <text:p>Common Mergansers spend the breeding season in northern forested habitats near large lakes and rivers. Since they nest in cavities of large trees, breeding Common Mergansers are usually found in mature forests. They spend winters on large lakes, rivers, and reservoirs in the southern and coastal regions of their breeding range, and in additional wintering grounds across the northern and western United States. They tend to prefer freshwater wintering habitat over saltwater, but they may winter in coastal bays, estuaries, and harbors. </text:p>
          </table:table-cell>
        </table:table-row>
        <table:table-row table:style-name="ro1">
          <table:table-cell office:value-type="string" calcext:value-type="string">
            <text:p>Red-breasted Merganser</text:p>
          </table:table-cell>
          <table:table-cell office:value-type="string" calcext:value-type="string">
            <text:p>Mergus serrator</text:p>
          </table:table-cell>
          <table:table-cell office:value-type="string" calcext:value-type="string">
            <text:p>A large diving duck with a long thin bill, the Red-breasted Merganser is found in large lakes, rivers and the ocean. It prefers salt water more than the other two species of merganser. </text:p>
          </table:table-cell>
          <table:table-cell office:value-type="string" calcext:value-type="string">
            <text:p>Mostly fish; also crustaceans, insects, and tadpoles. </text:p>
          </table:table-cell>
          <table:table-cell/>
        </table:table-row>
        <table:table-row table:style-name="ro1">
          <table:table-cell office:value-type="string" calcext:value-type="string">
            <text:p>Ruddy Duck</text:p>
          </table:table-cell>
          <table:table-cell office:value-type="string" calcext:value-type="string">
            <text:p>Oxyura jamaicensis </text:p>
          </table:table-cell>
          <table:table-cell office:value-type="string" calcext:value-type="string">
            <text:p>Ruddy Ducks are compact, thick-necked waterfowl with seemingly oversized tails that they habitually hold upright. Breeding males are almost cartoonishly bold, with a sky-blue bill, shining white cheek patch, and gleaming chestnut body. They court females by beating their bill against their neck hard enough to create a swirl of bubbles in the water. This widespread duck breeds mostly in the prairie pothole region of North America and winters in wetlands throughout the U.S. and Mexico </text:p>
          </table:table-cell>
          <table:table-cell office:value-type="string" calcext:value-type="string">
            <text:p>Both adults and ducklings eat aquatic insects, crustaceans, zooplankton, and other invertebrates, along with small amounts of aquatic plants and seeds. They forage mostly by diving to the bottom of shallow ponds, straining mouthfuls of mud through thin plates on their bills and swallowing the prey items that are left behind. Occasionally they strain food from the surface of the water. Midge larvae form a large part of their diet. Other food items include water fleas, worms, amphipods, seed shrimp, snails, caddisfly larvae, dragonfly nymphs, predaceous diving beetles and their larvae, bugs, water boatmen, brine fly larvae, crane fly larvae, mosquitoes, mayflies, and plant material from arrowhead, pondweed, muskgrass, bulrushes, bayberry, spikerushes, water lilies, duckweed, and more. Plant material is more common in their diet during migration and winter than during the breeding season.</text:p>
          </table:table-cell>
          <table:table-cell office:value-type="string" calcext:value-type="string">
            <text:p>Ruddy Ducks breed in wetlands and reservoirs from southwestern Canada through the western United States and Mexico, as well as in scattered sites in the eastern United States and on the Caribbean islands. About 86 percent of the breeding population is concentrated in the prairie pothole region of south-central Canada and north-central United States. Their breeding habitat includes large marshes, stock ponds, reservoirs, and deep natural basins. Migrating Ruddy Ducks stop in a variety of habitats, most often on large, permanent wetlands, lakes, and reservoirs. They spend the winter throughout the southern half of the breeding range, also moving into wintering habitat that spans most of the United States and extends through Mexico to Central America. Their wintering habitat includes freshwater wetlands, lakes, and reservoirs as well as brackish bays, coastal marshes, and tidal estuaries </text:p>
          </table:table-cell>
        </table:table-row>
        <table:table-row table:style-name="ro1">
          <table:table-cell office:value-type="string" calcext:value-type="string">
            <text:p>California Quail</text:p>
          </table:table-cell>
          <table:table-cell office:value-type="string" calcext:value-type="string">
            <text:p>Callipepla californica</text:p>
          </table:table-cell>
          <table:table-cell office:value-type="string" calcext:value-type="string">
            <text:p>The California Quail is a handsome, round soccer ball of a bird with a rich gray breast, intricately scaled underparts, and a curious, forward-drooping head plume. Its stiffly accented'Chi-ca-go'call is a common sound of the chaparral and other brushy areas of California and the Northwest. Often seen scratching at the ground in large groups or dashing forward on blurred legs, California Quail are common but unobtrusive. They flush to cover if scared, so approach them gently </text:p>
          </table:table-cell>
          <table:table-cell office:value-type="string" calcext:value-type="string">
            <text:p>Mainly a seedeater; also eats leaves, flowers, catkins, grain, manzanita and poison oak berries, acorns, and invertebrates such as caterpillars, beetles, mites, millipedes, and snails. Diet is typically about 70 percent vegetarian. </text:p>
          </table:table-cell>
          <table:table-cell office:value-type="string" calcext:value-type="string">
            <text:p>California Quail are characteristic birds of coastal sagebrush, chaparral, foothills, and high desert of California and the northwestern United States. They're also frequent visitors to backyards, especially if there's birdseed available at ground level.</text:p>
          </table:table-cell>
        </table:table-row>
        <table:table-row table:style-name="ro1">
          <table:table-cell office:value-type="string" calcext:value-type="string">
            <text:p>Ring-necked Pheasant</text:p>
          </table:table-cell>
          <table:table-cell office:value-type="string" calcext:value-type="string">
            <text:p>Phasianus colchicus</text:p>
          </table:table-cell>
          <table:table-cell office:value-type="string" calcext:value-type="string">
            <text:p>Ring-necked Pheasants stride across open fields and weedy roadsides in the U.S. and southern Canada. Males sport iridescent copper-and-gold plumage, a red face, and a crisp white collar; their rooster-like crowing can be heard from up to a mile away. The brown females blend in with their field habitat. Introduced to the U.S. from Asia in the 1880s, pheasants quickly became one of North America's most popular upland game birds. Watch for them along roads or bursting into flight from brushy cover </text:p>
          </table:table-cell>
          <table:table-cell office:value-type="string" calcext:value-type="string">
            <text:p>in fall and winter, Ring-necked Pheasants eat seeds'especially grain from farm fields'as well as grasses, leaves, roots, wild fruits and nuts, and insects. Their spring and summer diet is similar, but with a greater emphasis on animal prey and fresh greenery. They eat insects such as grasshoppers, beetles, caterpillars, crickets, and ants, as well as snails and earthworms. Ring-necked Pheasants forage in grasslands, hayfields, woodland edges, and brushy areas. They sometimes pick waste grain from cow manure in pastures. Pheasants take most of their food from the ground, scratching or digging with their bills. They can retrieve roots or seeds from as deep as three inches below the soil surface. They also sometimes forage in shrubs or trees for fruit, leaves, and buds. </text:p>
          </table:table-cell>
          <table:table-cell office:value-type="string" calcext:value-type="string">
            <text:p>Look for Ring-necked pheasants on agricultural land and old fields'especially fields that are interspersed with grass ditches, hedges, marshes, woodland borders, and brushy groves. These birds also occur in an impressive range of habitats: in Hawaii, for example, they can be found from sea level to a 11,000 feet elevation. They can live in forests, grasslands, and deserts. Despite this versatility, Ring-necked Pheasants do gravitate to particular kinds of habitat for specific activities. Typically, they roost in trees or dense shrubs in spring and summer and in forested wetlands, farm fields and weedy areas in fall. For early season nesting, they seek cover along grassy roadsides, fence lines, ditches, and wetlands. As the season progresses and vegetation grows taller and denser, they shift their nesting activity to fields of hay, particularly alfalfa. </text:p>
          </table:table-cell>
        </table:table-row>
        <table:table-row table:style-name="ro1">
          <table:table-cell office:value-type="string" calcext:value-type="string">
            <text:p>Wild Turkey</text:p>
          </table:table-cell>
          <table:table-cell office:value-type="string" calcext:value-type="string">
            <text:p>Meleagris gallopavo </text:p>
          </table:table-cell>
          <table:table-cell office:value-type="string" calcext:value-type="string">
            <text:p>Most North American kids learn turkey identification early, by tracing outlines of their hands to make Thanksgiving cards. These big, spectacular birds are an increasingly common sight the rest of the year, too, as flocks stride around woods and clearings like miniature dinosaurs. Courting males puff themselves into feathery balls and fill the air with exuberant gobbling. The Wild Turkey's popularity at the table led to a drastic decline in numbers, but they have recovered and now occur in every state except Alaska</text:p>
          </table:table-cell>
          <table:table-cell office:value-type="string" calcext:value-type="string">
            <text:p>Wild Turkeys eat plant matter that they forage for in flocks, mostly on the ground but sometimes climbing into shrubs or low trees for fruits. In fall, winter, and early spring they scratch the forest floor for acorns from red oak, white oak, chestnut oak, and black oak, along with American beech nuts, pecans, hickory nuts, wild black cherries, white ash seeds, and other seeds and berries. When deep snow covers the ground, they eat hemlock buds, evergreen ferns, spore-covered fronds of sensitive ferns, club mosses, and burdock. During the spring they may dig up plant bulbs if nuts are scarce. In late spring and summer, Wild Turkeys strip seeds from sedges and grasses, occasionally supplementing their plant diet with salamanders, snails, ground beetles, and other insects. Like most birds they swallow grit to help digest their food. </text:p>
          </table:table-cell>
          <table:table-cell office:value-type="string" calcext:value-type="string">
            <text:p>Wild Turkeys live year-round in open forests with interspersed clearings in 49 states (excluding Alaska), parts of Mexico, and parts of southern Alberta, Ontario, Manitoba, and Saskatchewan, Canada. Turkeys in northeastern North America use mature oak-hickory forests and humid forests of red oak, beech, cherry, and white ash. In the Southeast, turkeys live in forests containing pine, magnolia, beech, live oak, pecan, American elm, cedar elm, cottonwood, hickory, bald cypress, tupelo, sweetgum, or water ash, with understories of sourwood, huckleberry, blueberry, mountain laurel, greenbrier, rose, wisteria, buttonbush, or Carolina willow. Southwestern birds are often found in open grassy savannah with small oak species. In Alberta, turkeys live between pinyon-juniper forest and ponderosa pine forest </text:p>
          </table:table-cell>
        </table:table-row>
        <table:table-row table:style-name="ro1">
          <table:table-cell office:value-type="string" calcext:value-type="string">
            <text:p>Pacific Loon</text:p>
          </table:table-cell>
          <table:table-cell office:value-type="string" calcext:value-type="string">
            <text:p>Gavia pacifica</text:p>
          </table:table-cell>
          <table:table-cell office:value-type="string" calcext:value-type="string">
            <text:p>The Pacific Loon is perhaps the most abundant loon in North America. It spends most of the year on the Pacific Ocean, returning to inland Arctic tundra lakes only for three months in summer to breed </text:p>
          </table:table-cell>
          <table:table-cell office:value-type="string" calcext:value-type="string">
            <text:p>Fish and aquatic invertebrates. </text:p>
          </table:table-cell>
          <table:table-cell office:value-type="string" calcext:value-type="string">
            <text:p>Breeds on freshwater tundra lakes. Rests on open ocean during migration. Winters on ocean waters near coast, and sometimes on bays or estuaries. </text:p>
          </table:table-cell>
        </table:table-row>
        <table:table-row table:style-name="ro1">
          <table:table-cell office:value-type="string" calcext:value-type="string">
            <text:p>Common Loon</text:p>
          </table:table-cell>
          <table:table-cell office:value-type="string" calcext:value-type="string">
            <text:p>Gavia immer </text:p>
          </table:table-cell>
          <table:table-cell office:value-type="string" calcext:value-type="string">
            <text:p>The eerie calls of Common Loons echo across clear lakes of the northern wilderness. Summer adults are regally patterned in black and white. In winter, they are plain gray above and white below, and you'll find them close to shore on most seacoasts and a good many inland reservoirs and lakes. Common Loons are powerful, agile divers that catch small fish in fast underwater chases. They are less suited to land, and typically come ashore only to nest </text:p>
          </table:table-cell>
          <table:table-cell office:value-type="string" calcext:value-type="string">
            <text:p>Common Loons are expert anglers. Their diet consists of mostly fish, particularly perch and sunfish on their northern lakes. If fish are scarce or water is too murky for fishing, they will catch crustaceans, snails, leeches and even aquatic insect larvae. Though people on the surface only see loons disappear with a dive and reappear with a fish in their bill to be swallowed headfirst, their fishing pursuits underwater are something to behold. Loons shoot through the water like a torpedo, propelled by powerful thrusts of feet located near the rear of their body. When their quarry changes direction, loons can execute an abrupt flip-turn that would make Olympic swimmers jealous: they extend one foot laterally as a pivot brake and kick with the opposite foot to turn 180 degrees in a fraction of a second. In their wintering waters, loons eat smallish fish such as Atlantic croaker. Sometimes they band together in groups to chase schools of Gulf silversides. </text:p>
          </table:table-cell>
          <table:table-cell office:value-type="string" calcext:value-type="string">
            <text:p>Common Loons are a classic bird of the North Woods lakes. They are excellent indicators of water quality as they require crystal-clear lakes (which makes it easier for them to see prey underwater) with abundant populations of small fish. Lakes with coves and islands are preferred as they provide cover from predators while resting and nesting. They also require lakes with enough surface area for their flapping-and-running takeoffs across the water. In their winter range along ocean coasts, they occur fairly close to shore and in bays and estuaries. They are only rarely found more than several miles offshore. Some Common Loons winter inland, on large reservoirs and slow-moving rivers. Common Loons that migrate across interior North America find large lakes and rivers to move between on their way north and south. </text:p>
          </table:table-cell>
        </table:table-row>
        <table:table-row table:style-name="ro1">
          <table:table-cell office:value-type="string" calcext:value-type="string">
            <text:p>Pied-billed Grebe</text:p>
          </table:table-cell>
          <table:table-cell office:value-type="string" calcext:value-type="string">
            <text:p>Podilymbus podiceps </text:p>
          </table:table-cell>
          <table:table-cell office:value-type="string" calcext:value-type="string">
            <text:p>Part bird, part submarine, the Pied-billed Grebe is common across much of North America. These small brown birds have unusually thick bills that turn silver and black in summer. These expert divers inhabit sluggish rivers, freshwater marshes, lakes, and estuaries. They use their chunky bills to kill and eat large crustaceans along with a great variety of fish, amphibians, insects, and other invertebrates. Rarely seen in flight and often hidden amid vegetation, Pied-billed Grebes announce their presence with loud, far-reaching calls. </text:p>
          </table:table-cell>
          <table:table-cell office:value-type="string" calcext:value-type="string">
            <text:p>Pied-billed Grebes eat mostly crustaceans (particularly crayfish) and small fish, which they capture and crush with their stout bills and strong jaws. Overall, these opportunistic feeders consume a great variety of prey items, large and small, depending on what's available. Collecting most of their food underwater during foraging dives, they eat crabs, shrimp, snails, mussels, beetles, dragonfly nymphs, and aquatic insects and their larvae. In some parts of their range, Pied-billed Grebes go after leeches, frogs and tadpoles. Among this grebe's most common fish prey are carp, minnows, catfish, sculpins, killifish, sticklebacks, gizzard shad, and sunfishes. Pied-billed Grebes in the fishless wetlands of Manitoba kill and eat tiger salamanders. </text:p>
          </table:table-cell>
          <table:table-cell office:value-type="string" calcext:value-type="string">
            <text:p>Pied-billed Grebes live on bodies of flat or sluggish, fresh to slightly brackish water, at altitudes from sea level to about 8,000 feet. They forage in open water but construct their floating nests using materials and anchors of aquatic vegetation and/or dense stands of emergent vegetation'plants that root underwater with leaves and stems that extend into air. Habitat types include freshwater wetlands, wet fields, bays, sloughs, marshes, lakes, slow-moving rivers, and even sewage ponds. Pied-billed Grebes can nest in moderately to heavily populated areas. They occupy similar habitats during migration and winter </text:p>
          </table:table-cell>
        </table:table-row>
        <table:table-row table:style-name="ro1">
          <table:table-cell office:value-type="string" calcext:value-type="string">
            <text:p>Horned Grebe</text:p>
          </table:table-cell>
          <table:table-cell office:value-type="string" calcext:value-type="string">
            <text:p>Podiceps auritus </text:p>
          </table:table-cell>
          <table:table-cell office:value-type="string" calcext:value-type="string">
            <text:p>Familiar to most North American birders in its black-and-white winter plumage, the Horned Grebe is more striking in its red-and-black breeding feathers. Its "horns" are yellowish patches of feathers behind its eyes that it can raise and lower at will.</text:p>
          </table:table-cell>
          <table:table-cell office:value-type="string" calcext:value-type="string">
            <text:p>Aquatic insects, fish, crustaceans, and other small aquatic animals </text:p>
          </table:table-cell>
          <table:table-cell office:value-type="string" calcext:value-type="string">
            <text:p>Breeds on small to moderate-sized, shallow freshwater ponds and marshes. Winters along coasts and on large bodies of water.</text:p>
          </table:table-cell>
        </table:table-row>
        <table:table-row table:style-name="ro1">
          <table:table-cell office:value-type="string" calcext:value-type="string">
            <text:p>Red-necked Grebe</text:p>
          </table:table-cell>
          <table:table-cell office:value-type="string" calcext:value-type="string">
            <text:p>Podiceps grisegena</text:p>
          </table:table-cell>
          <table:table-cell office:value-type="string" calcext:value-type="string">
            <text:p>The Red-necked Grebe breeds on small inland lakes in Canada and Alaska, and winters along both coasts of North America. Boldly marked, vocal, and aggressive during the breeding season, it is quiet and subtly attired in winter. </text:p>
          </table:table-cell>
          <table:table-cell office:value-type="string" calcext:value-type="string">
            <text:p>Fish, crustaceans, aquatic insects, and some mollusks and amphibians. </text:p>
          </table:table-cell>
          <table:table-cell office:value-type="string" calcext:value-type="string">
            <text:p>Breeds on shallow freshwater lakes, bays of larger lakes, marshes, and other inland bodies of water. Winters on open ocean or on large lakes. </text:p>
          </table:table-cell>
        </table:table-row>
        <table:table-row table:style-name="ro1">
          <table:table-cell office:value-type="string" calcext:value-type="string">
            <text:p>Eared Grebe</text:p>
          </table:table-cell>
          <table:table-cell office:value-type="string" calcext:value-type="string">
            <text:p>Podiceps nigricollis</text:p>
          </table:table-cell>
          <table:table-cell office:value-type="string" calcext:value-type="string">
            <text:p>The most abundant grebe in the world, the Eared Grebe breeds in shallow wetlands in western North America. It occurs in greatest numbers on Mono Lake and the Great Salt Lake in fall, where it doubles its weight in preparation for a nonstop flight to its wintering grounds in the southwestern United States and Mexico. </text:p>
          </table:table-cell>
          <table:table-cell office:value-type="string" calcext:value-type="string">
            <text:p>Aquatic invertebrates, especially brine shrimp and brine flies </text:p>
          </table:table-cell>
          <table:table-cell office:value-type="string" calcext:value-type="string">
            <text:p>Breeds in shallow lakes and ponds. In migration and in winter prefers salt water. Occurs in great numbers in super salty habitats, where fish are absent. </text:p>
          </table:table-cell>
        </table:table-row>
        <table:table-row table:style-name="ro1">
          <table:table-cell office:value-type="string" calcext:value-type="string">
            <text:p>Western Grebe</text:p>
          </table:table-cell>
          <table:table-cell office:value-type="string" calcext:value-type="string">
            <text:p>Aechmophorus occidentalis</text:p>
          </table:table-cell>
          <table:table-cell office:value-type="string" calcext:value-type="string">
            <text:p>A large, elegant, black-and-white grebe, the Western Grebe breeds in lakes and ponds across the American West and winters primarily off the Pacific Coast. The very similar Clark's Grebe was long thought to be the same species. Both species have a dramatic, choreographed courtship display, in which the birds rush across the water with their long necks extended. </text:p>
          </table:table-cell>
          <table:table-cell office:value-type="string" calcext:value-type="string">
            <text:p>Western Grebes eat mainly fish, catching them by diving in open water. They either spear prey or capture it with a forceps-like motion of the bill, taking larger prey items to the surface before swallowing. They also occasionally consume bottom-dwelling crustaceans and worms (polychaetes).</text:p>
          </table:table-cell>
          <table:table-cell office:value-type="string" calcext:value-type="string">
            <text:p>Western Grebes breed on freshwater lakes and marshes with extensive open water bordered by emergent vegetation. During winter they move to saltwater or brackish bays, estuaries, or sheltered sea coasts and are less frequently found on freshwater lakes or rivers. </text:p>
          </table:table-cell>
        </table:table-row>
        <table:table-row table:style-name="ro1">
          <table:table-cell office:value-type="string" calcext:value-type="string">
            <text:p>Clark's Grebe</text:p>
          </table:table-cell>
          <table:table-cell office:value-type="string" calcext:value-type="string">
            <text:p>Aechmophorus clarkii</text:p>
          </table:table-cell>
          <table:table-cell office:value-type="string" calcext:value-type="string">
            <text:p>A white-faced version of the Western Grebe, the Clark's Grebe formerly was thought to be the same species. Differences in face and bill color keep the two grebes from interbreeding</text:p>
          </table:table-cell>
          <table:table-cell table:number-columns-repeated="2"/>
        </table:table-row>
        <table:table-row table:style-name="ro1">
          <table:table-cell office:value-type="string" calcext:value-type="string">
            <text:p>Double-crested Cormorant</text:p>
          </table:table-cell>
          <table:table-cell office:value-type="string" calcext:value-type="string">
            <text:p>Phalacrocorax auritus</text:p>
          </table:table-cell>
          <table:table-cell office:value-type="string" calcext:value-type="string">
            <text:p>The gangly Double-crested Cormorant is a prehistoric-looking, matte-black fishing bird with yellow-orange facial skin. Though they look like a combination of a goose and a loon, they are relatives of frigatebirds and boobies and are a common sight around fresh and salt water across North America'perhaps attracting the most attention when they stand on docks, rocky islands, and channel markers, their wings spread out to dry. These solid, heavy-boned birds are experts at diving to catch small fish. </text:p>
          </table:table-cell>
          <table:table-cell office:value-type="string" calcext:value-type="string">
            <text:p>A cormorant's diet is almost all fish, with just a few insects, crustaceans, or amphibians. They eat a wide variety of fish (more than 250 species have been reported), and they have impressive fishing technique: diving and chasing fish underwater with powerful propulsion from webbed feet. The tip of a cormorant's upper bill is shaped like a hook, which is helpful for catching prey. When cormorants happen to catch a crustacean like a crayfish, they exhibit a little flair in eating it'hammering the prey on the water to shake its legs off, then flipping it in the air and catching it headfirst for easy swallowing. </text:p>
          </table:table-cell>
          <table:table-cell office:value-type="string" calcext:value-type="string">
            <text:p>Double-crested Cormorants are colonial waterbirds that seek aquatic bodies big enough to support their mostly fish diet. However, they may roost and form breeding colonies on smaller lagoons or ponds, and then fly up to 40 miles to a feeding area. In addition to fishing waters, cormorants need perching areas for the considerable amount of time they spend resting each day. After fishing, cormorants retire to high, airy perches to dry off and digest their meals'rocks, wires, tops of dead trees, ship masts. They tend to form breeding colonies in clusters of trees in or near water. After a while, masses of cormorant guano may kill these trees and the trees may topple, at which point the cormorants may switch to nesting on the ground </text:p>
          </table:table-cell>
        </table:table-row>
        <table:table-row table:style-name="ro1">
          <table:table-cell office:value-type="string" calcext:value-type="string">
            <text:p>American White Pelican</text:p>
          </table:table-cell>
          <table:table-cell office:value-type="string" calcext:value-type="string">
            <text:p>Pelecanus erythrorhynchos</text:p>
          </table:table-cell>
          <table:table-cell office:value-type="string" calcext:value-type="string">
            <text:p>One of the largest North American birds, the American White Pelican is majestic in the air. The birds soar with incredible steadiness on broad, white-and-black wings. Their large heads and huge, heavy bills give them a prehistoric look. On the water they dip their pouched bills to scoop up fish, or tip-up like an oversized dabbling duck. Sometimes, groups of pelicans work together to herd fish into the shallows for easy feeding. Look for them on inland lakes in summer and near coastlines in winter. </text:p>
          </table:table-cell>
          <table:table-cell office:value-type="string" calcext:value-type="string">
            <text:p>American White Pelicans eat mostly small fish that occur in shallow wetlands, such as minnows, carp, and suckers. Schooling fish smaller than one half their bill length predominate, though they will take sluggish bottom feeders, salamanders, tadpoles, and crayfish. They may also take deeper water fish like tui chub that spawn in the shallows. Because they are opportunistic, their diet changes with water levels and prey species abundance. In some areas of the Great Plains, salamanders and crayfish can predominate in the pelicans' diet. These birds can take game fish like cutthroat trout during spawning runs when locally available. Their prey is usually of little commercial value, although catfish aquaculture ponds in the Mississippi Delta have become an increasingly favored food source in recent years, especially during spring migrations. </text:p>
          </table:table-cell>
          <table:table-cell office:value-type="string" calcext:value-type="string">
            <text:p>American White Pelicans breed mainly on isolated islands in freshwater lakes or, in the northern Great Plains, on ephemeral islands in shallow wetlands. They forage in shallow water on inland marshes, along lake or river edges, and in wetlands, commonly 30 miles or more from their nesting islands. Where late summer temperatures bring sunning fish near the surface, these pelicans can forage on deeper lakes. During migrations, they stop in similar habitats to forage and rest. Catfish aquaculture farms in the Mississippi Delta have become increasingly popular spring migration stops for more easterly migrating flocks. In the winter, they favor coastal bays, inlets, estuaries, and sloughs where they can forage in shallow water and rest on exposed spots like sandbars. They rarely winter inland, though the Salton Sea in Southern California is a regular exception. Other inland sites may include large rivers where moving water prevents surface ice, including stretches below dams. </text:p>
          </table:table-cell>
        </table:table-row>
        <table:table-row table:style-name="ro1">
          <table:table-cell office:value-type="string" calcext:value-type="string">
            <text:p>Brown Pelican</text:p>
          </table:table-cell>
          <table:table-cell office:value-type="string" calcext:value-type="string">
            <text:p>Pelecanus occidentalis</text:p>
          </table:table-cell>
          <table:table-cell office:value-type="string" calcext:value-type="string">
            <text:p>The Brown Pelican is a comically elegant bird with an oversized bill, sinuous neck, and big, dark body. Squadrons glide above the surf along southern and western coasts, rising and falling in a graceful echo of the waves. They feed by plunge-diving from high up, using the force of impact to stun small fish before scooping them up. They are fairly common today'an excellent example of a species'recovery from pesticide pollution that once placed them at the brink of extinction. </text:p>
          </table:table-cell>
          <table:table-cell office:value-type="string" calcext:value-type="string">
            <text:p>Brown Pelicans mostly eat small fish that form schools near the surface of the water'including menhaden, mullet, anchovies, herring, and sailfin mollies. A foraging pelican spots a fish from the air and dives head-first from as high as 65 feet over the ocean, tucking and twisting to the left to protect its trachea and esophagus from the impact. As it plunges into the water, its throat pouch expands to trap the fish, filling with up to 2.6 gallons of water. Pelicans usually feed above estuaries and shallow ocean waters within 12 miles of shore, but sometimes venture over the deeper waters past the narrow continental shelf of the Pacific coast. They occasionally feed by sitting on the surface and seizing prey with their bills, like other pelican species, usually when a dense school of fish is close to the surface and the water is too shallow and muddy to plunge. They also steal food from other seabirds, scavenge dead animals, and eat invertebrates such as prawns. </text:p>
          </table:table-cell>
          <table:table-cell office:value-type="string" calcext:value-type="string">
            <text:p>Brown Pelicans live year-round in estuaries and coastal marine habitats along both the east and west coasts. They breed between Maryland and Venezuela, and between southern California and southern Ecuador'often wandering farther north after breeding as far as British Columbia or New York. On the Atlantic and Gulf coasts they breed mostly on barrier islands, natural islands in estuaries, and islands made of refuse from dredging, but in Florida and southern Louisiana they primarily use mangrove islets. On the West Coast they breed on dry, rocky offshore islands. When not feeding or nesting, they rest on sandbars, pilings, jetties, breakwaters, mangrove islets, and offshore rocks </text:p>
          </table:table-cell>
        </table:table-row>
        <table:table-row table:style-name="ro1">
          <table:table-cell office:value-type="string" calcext:value-type="string">
            <text:p>American Bittern</text:p>
          </table:table-cell>
          <table:table-cell office:value-type="string" calcext:value-type="string">
            <text:p>Botaurus lentiginosus</text:p>
          </table:table-cell>
          <table:table-cell office:value-type="string" calcext:value-type="string">
            <text:p>You'll need sharp eyes to catch sight of an American Bittern. This streaky, brown and buff heron can materialize among the reeds, and disappear as quickly, especially when striking a concealment pose with neck stretched and bill pointed skyward. These stealthy carnivores stand motionless amid tall marsh vegetation, or patiently stalk fish, frogs, and insects. They are at their most noticeable in spring, when the marshes resound with their odd booming calls that sounds like the gulps of a thirsty giant. </text:p>
          </table:table-cell>
          <table:table-cell office:value-type="string" calcext:value-type="string">
            <text:p>American Bitterns eat insects, crustaceans, fish, amphibians, reptiles, and small mammals. Their most common insect prey include water striders, giant water bugs, water beetles, water scorpions, grasshoppers, and especially dragonflies, which the birds sometimes manage to capture in midair. Frequently consumed fish include eels, catfish, pickerel, sunfish, suckers, perch, killifish, and sticklebacks. Rayfish, crabs, frogs, tadpoles, salamanders, garter snakes, water snakes, and meadow voles round out the diet. American Bitterns usually forage in dim light, at shorelines and the fringes of vegetated areas. A foraging bird may sway its neck, perhaps to see past glare from the surface of shallow water, or to warm up its muscles for a quick strike. A characteristic strategy is to stand stock-still with bill held horizontal, gradually aiming the bill downward with nearly imperceptible movements'until, with a sudden darting motion, the bittern seizes the prey in its bill, bites or shakes it to death, and swallows it head first. Indigestible parts of prey animals are regurgitated as pellets. </text:p>
          </table:table-cell>
          <table:table-cell office:value-type="string" calcext:value-type="string">
            <text:p>American Bitterns breed mainly in freshwater marshes with tall vegetation. You can find them in wetlands of many sizes and kinds, typically less densely vegetated and shallower than wetlands used by the Least Bittern. In winter they move to areas where water bodies don't freeze, especially near the coast, where they occasionally use brackish marshes. Managed wetlands such as wildlife refuges seem to be important for wintering American Bitterns. Wintering birds may also forage in dry grasslands and other terrestrial habitats.</text:p>
          </table:table-cell>
        </table:table-row>
        <table:table-row table:style-name="ro1">
          <table:table-cell office:value-type="string" calcext:value-type="string">
            <text:p>Least Bittern</text:p>
          </table:table-cell>
          <table:table-cell office:value-type="string" calcext:value-type="string">
            <text:p>Ixobrychus exilis </text:p>
          </table:table-cell>
          <table:table-cell office:value-type="string" calcext:value-type="string">
            <text:p>A tiny heron, furtive and surpassingly well camouflaged, the Least Bittern is one of the most difficult North American marsh birds to spot. Despite its inconspicuousness, however, the species can be rather common within appropriate habitat in its breeding range. </text:p>
          </table:table-cell>
          <table:table-cell office:value-type="string" calcext:value-type="string">
            <text:p>Small fish and insects.</text:p>
          </table:table-cell>
          <table:table-cell office:value-type="string" calcext:value-type="string">
            <text:p>Freshwater or brackish marshes with tall emergent vegetation </text:p>
          </table:table-cell>
        </table:table-row>
        <table:table-row table:style-name="ro1">
          <table:table-cell office:value-type="string" calcext:value-type="string">
            <text:p>Great Blue Heron</text:p>
          </table:table-cell>
          <table:table-cell office:value-type="string" calcext:value-type="string">
            <text:p>Ardea herodias </text:p>
          </table:table-cell>
          <table:table-cell office:value-type="string" calcext:value-type="string">
            <text:p>Whether poised at a river bend or cruising the coastline with slow, deep wingbeats, the Great Blue Heron is a majestic sight. This stately heron with its subtle blue-gray plumage often stands motionless as it scans for prey or wades belly deep with long, deliberate steps. They may move slowly, but Great Blue Herons can strike like lightning to grab a fish or snap up a gopher. In flight, look for this widespread heron's tucked-in neck and long legs trailing out behind. </text:p>
          </table:table-cell>
          <table:table-cell office:value-type="string" calcext:value-type="string">
            <text:p>Great Blue Herons eat nearly anything within striking distance, including fish, amphibians, reptiles, small mammals, insects, and other birds. They grab smaller prey in their strong mandibles or use their dagger-like bills to impale larger fish, often shaking them to break or relax the sharp spines before gulping them down. </text:p>
          </table:table-cell>
          <table:table-cell office:value-type="string" calcext:value-type="string">
            <text:p>Great Blue Herons live in both freshwater and saltwater habitats, and also forage in grasslands and agricultural fields, where they stalk frogs and mammals. Most breeding colonies are located within 2 to 4 miles of feeding areas, often in isolated swamps or on islands, and near lakes and ponds bordered by forests. </text:p>
          </table:table-cell>
        </table:table-row>
        <table:table-row table:style-name="ro1">
          <table:table-cell office:value-type="string" calcext:value-type="string">
            <text:p>Great Egret</text:p>
          </table:table-cell>
          <table:table-cell office:value-type="string" calcext:value-type="string">
            <text:p>Ardea alba</text:p>
          </table:table-cell>
          <table:table-cell office:value-type="string" calcext:value-type="string">
            <text:p>The elegant Great Egret is a dazzling sight in many a North American wetland. Slightly smaller and more svelte than a Great Blue Heron, these are still large birds with impressive wingspans. They hunt in classic heron fashion, standing immobile or wading through wetlands to capture fish with a deadly jab of their yellow bill. Great Egrets were hunted nearly to extinction for their plumes in the late nineteenth century, sparking conservation movements and some of the first laws to protect birds. </text:p>
          </table:table-cell>
          <table:table-cell office:value-type="string" calcext:value-type="string">
            <text:p>The Great Egret eats mainly small fish but also eats amphibians, reptiles, birds, small mammals and invertebrates such as crayfish, prawns, shrimp, polychaete worms, isopods, dragonflies and damselflies, whirligig beetles, giant water bugs, and grasshoppers. It hunts in belly-deep or shallower water in marine, brackish, and freshwater wetlands, alone or in groups. It wades as it searches for prey, or simply stands still to wait for prey to approach </text:p>
          </table:table-cell>
          <table:table-cell office:value-type="string" calcext:value-type="string">
            <text:p>Great Egrets live in freshwater, brackish, and marine wetlands. During the breeding season they live in colonies in trees or shrubs with other waterbirds, ranging across the southeastern states and in scattered spots throughout the rest of the U.S. and southern Canada. The colonies are located on lakes, ponds, marshes, estuaries, impoundments, and islands. Great Egrets use similar habitats for migration stopover sites and wintering grounds. They hunt in marshes, swamps, streams, rivers, ponds, lakes, impoundments, lagoons, tidal flats, canals, ditches, fish-rearing ponds, flooded farm fields, and sometimes upland habitats. </text:p>
          </table:table-cell>
        </table:table-row>
        <table:table-row table:style-name="ro1">
          <table:table-cell office:value-type="string" calcext:value-type="string">
            <text:p>Snowy Egret</text:p>
          </table:table-cell>
          <table:table-cell office:value-type="string" calcext:value-type="string">
            <text:p>Egretta thula </text:p>
          </table:table-cell>
          <table:table-cell office:value-type="string" calcext:value-type="string">
            <text:p>Among the most elegant of the herons, the slender Snowy Egret sets off immaculate white plumage with black legs and brilliant yellow feet. Those feet seem to play a role in stirring up or herding small aquatic animals as the egret forages. Breeding Snowy Egrets grow filmy, curving plumes that once fetched astronomical prices in the fashion industry, endangering the species. Early conservationists rallied to protect egrets by the early twentieth century, and this species is once again a common sight in shallow coastal wetlands</text:p>
          </table:table-cell>
          <table:table-cell office:value-type="string" calcext:value-type="string">
            <text:p>The Snowy Egret eats mostly aquatic animals, including fish, frogs, worms, crustaceans, and insects. It often uses its bright yellow feet to paddle in the water or probe in the mud, rounding up prey before striking with its bill. Snowy Egrets feed while standing, walking, running, or hopping, and they may vibrate their bills, sway their heads, or flick their wings as part of prey gathering. They even forage while hovering. Snowy Egrets forage in saltmarsh pools, tidal channels, tidal flats, freshwater marshes, swamps, ocean inlets, and lake edges, usually preferring brackish or marine habitats with shallow water. Other foraging water birds often assemble around them to form mixed-species foraging groups </text:p>
          </table:table-cell>
          <table:table-cell office:value-type="string" calcext:value-type="string">
            <text:p>Snowy Egrets nest in colonies on thick vegetation in isolated places'such as barrier islands, dredge-spoil islands, salt marsh islands, swamps, and marshes. They often change location from year to year. During the breeding season Snowy Egrets feed in estuaries, saltmarshes, tidal channels, shallow bays, and mangroves. They winter in mangroves, saltwater lagoons, freshwater swamps, grassy ponds, and temporary pools, and forage on beaches, shallow reefs, and wet fields. </text:p>
          </table:table-cell>
        </table:table-row>
        <table:table-row table:style-name="ro1">
          <table:table-cell office:value-type="string" calcext:value-type="string">
            <text:p>Cattle Egret</text:p>
          </table:table-cell>
          <table:table-cell office:value-type="string" calcext:value-type="string">
            <text:p>Bubulcus ibis</text:p>
          </table:table-cell>
          <table:table-cell office:value-type="string" calcext:value-type="string">
            <text:p>The short, thick-necked Cattle Egret spends most of its time in fields rather than streams. It forages at the feet of grazing cattle, head bobbing with each step, or rides on their backs to pick at ticks. This stocky white heron has yellow plumes on its head and neck during breeding season. Originally from Africa, it found its way to North America in 1953 and quickly spread across the continent. Elsewhere in the world, it forages alongside camels, ostriches, rhinos, and tortoises'as well as farmers'tractors </text:p>
          </table:table-cell>
          <table:table-cell office:value-type="string" calcext:value-type="string">
            <text:p>Cattle Egrets have broad, adaptable diets: primarily insects, plus other invertebrates, fish, frogs, mammals, and birds. They feed voraciously alone or in loose flocks of up to hundreds. Foraging mostly on insects disturbed by grazing cattle or other livestock, they also glean prey from wetlands or the edges of fields that have been disturbed by fire, tractors, or mowing machinery. Grasshoppers and crickets are the biggest item on their menu, which also includes horse flies, owlet moths and their larvae, cicadas, wolf spiders, ticks, earthworms, crayfish, millipedes, centipedes, fish, frogs, mice, songbirds, eggs, and nestlings </text:p>
          </table:table-cell>
          <table:table-cell office:value-type="string" calcext:value-type="string">
            <text:p>Cattle Egrets breed in coastal barrier islands, marshes, reservoirs, lakes, quarries, swamps, riverside woodlands, and upland forests. They usually nest in colonies already established by native herons and egrets, and forage in fields with grazing livestock. During spring and fall migration they stop along marine shorelines as well as in farm fields. Some spend winters in the southern United States, mainly in coastal areas where the temperature rarely falls below 40'Fahrenheit. Scattered individuals spend mild winters farther north on both coasts, as far as Washington and Rhode Island. Their North American range is still expanding </text:p>
          </table:table-cell>
        </table:table-row>
        <table:table-row table:style-name="ro1">
          <table:table-cell office:value-type="string" calcext:value-type="string">
            <text:p>Green Heron</text:p>
          </table:table-cell>
          <table:table-cell office:value-type="string" calcext:value-type="string">
            <text:p>Butorides virescens </text:p>
          </table:table-cell>
          <table:table-cell office:value-type="string" calcext:value-type="string">
            <text:p>From a distance, the Green Heron is a dark, stocky bird hunched on slender yellow legs at the water's edge, often hidden behind a tangle of leaves. Seen up close, it is a striking bird with a velvet-green back, rich chestnut body, and a dark cap often raised into a short crest. These small herons crouch patiently to surprise fish with a snatch of their daggerlike bill. They sometimes lure in fish using small items such as twigs or insects as bait </text:p>
          </table:table-cell>
          <table:table-cell office:value-type="string" calcext:value-type="string">
            <text:p>Green Herons eat mainly small fish such as minnows, sunfish, catfish, pickerel, carp, perch, gobies, shad, silverside, eels, and goldfish. They also feeds on insects, spiders, crustaceans, snails, amphibians, reptiles, and rodents. They hunt by standing still at the water's edge, in vegetation, or by walking slowly in shallow water. When a fish approaches, the heron lunges and darts its head, grasping (or sometimes spearing) the fish with its heavy bill. Occasionally Green Herons hunt in deeper water by plunging on prey from above. They hunt at all times of the day and night in the shallows of swamps, creeks, marshes, ditches, ponds, and mangroves. They usually forage among thick vegetation in water that is less than 4 inches deep, avoiding the deeper and more open areas frequented by longer-legged herons. </text:p>
          </table:table-cell>
          <table:table-cell office:value-type="string" calcext:value-type="string">
            <text:p>Green Herons are common breeders in coastal and inland wetlands. They nest along swamps, marshes, lakes, ponds, impoundments, and other wet habitats with trees and shrubs to provide secluded nest sites. They may even nest in dry woods and orchards as long as there is water nearby for foraging. Green Herons spend the winter in southern coastal areas of their range, and in marine and freshwater habitat throughout Mexico and Central America. In tropical areas they are common in mangrove swamps. </text:p>
          </table:table-cell>
        </table:table-row>
        <table:table-row table:style-name="ro1">
          <table:table-cell office:value-type="string" calcext:value-type="string">
            <text:p>Blk-crowned Night-Heron</text:p>
          </table:table-cell>
          <table:table-cell office:value-type="string" calcext:value-type="string">
            <text:p>Nycticorax nycticorax</text:p>
          </table:table-cell>
          <table:table-cell office:value-type="string" calcext:value-type="string">
            <text:p>Black-crowned Night-Herons are stocky birds compared to many of their long-limbed heron relatives. They're most active at night or at dusk, when you may see their ghostly forms flapping out from daytime roosts to forage in wetlands. In the light of day adults are striking in gray-and-black plumage and long white head plumes. These social birds breed in colonies of stick nests usually built over water. They live in fresh, salt, and brackish wetlands and are the most widespread heron in the world </text:p>
          </table:table-cell>
          <table:table-cell office:value-type="string" calcext:value-type="string">
            <text:p>Black-crowned Night-Herons are common in wetlands across North America, including saltmarshes, freshwater marshes, swamps, streams, rivers, lakes, ponds, lagoons, tidal mudflats, canals, reservoirs, and wet agricultural fields. They require aquatic habitat for foraging and terrestrial vegetation for cover. They spend the winter in southern and coastal portions of their breeding range as well as across Mexico and Central America, where they use mangroves, marshes, swamps, lagoons, and flooded rice fields. </text:p>
          </table:table-cell>
          <table:table-cell office:value-type="string" calcext:value-type="string">
            <text:p>Black-crowned Night-Herons are opportunists feeders that eat many kinds of terrestrial, freshwater, and marine animals. Their diet includes leeches, earthworms, insects, crayfish, clams, mussels, fish, amphibians, lizards, snakes, turtles, rodents, birds, and eggs. They also eat carrion, plant materials, and garbage from landfills. Rather than stabbing their prey, they grasp it in their bills. Black-crowned Night-Herons normally feed between evening and early morning, avoiding competition with other heron species that use the same habitat during the day. They may feed during the day in the breeding season, when they need extra energy for nesting. </text:p>
          </table:table-cell>
        </table:table-row>
        <table:table-row table:style-name="ro1">
          <table:table-cell office:value-type="string" calcext:value-type="string">
            <text:p>White-faced Ibis</text:p>
          </table:table-cell>
          <table:table-cell office:value-type="string" calcext:value-type="string">
            <text:p>Plegadis chihi</text:p>
          </table:table-cell>
          <table:table-cell office:value-type="string" calcext:value-type="string">
            <text:p>A dark wading bird with a long, down-curved bill, the White-faced Ibis is a western replacement for the Glossy Ibis. Similar in appearance and habits, the two species can be distinguished only by slight differences in coloring of the face and legs </text:p>
          </table:table-cell>
          <table:table-cell table:number-columns-repeated="2"/>
        </table:table-row>
        <table:table-row table:style-name="ro1">
          <table:table-cell office:value-type="string" calcext:value-type="string">
            <text:p>Turkey Vulture</text:p>
          </table:table-cell>
          <table:table-cell office:value-type="string" calcext:value-type="string">
            <text:p>Cathartes aura </text:p>
          </table:table-cell>
          <table:table-cell office:value-type="string" calcext:value-type="string">
            <text:p>If you've gone looking for raptors on a clear day, your heart has probably leaped at the sight of a large, soaring bird in the distance'perhaps an eagle or osprey. But if it's soaring with its wings raised in a V and making wobbly circles, it's likely a Turkey Vulture. These birds ride thermals in the sky and use their keen sense of smell to find fresh carcasses. They are a consummate scavenger, cleaning up the countryside one bite of their sharply hooked bill at a time, and never mussing a feather on their bald heads </text:p>
          </table:table-cell>
          <table:table-cell office:value-type="string" calcext:value-type="string">
            <text:p>Turkey Vultures eat carrion, which they find largely by their excellent sense of smell. Mostly they eat mammals but are not above snacking on reptiles, other birds, amphibians, fish, and even invertebrates. They prefer freshly dead animals, but often have to wait for their meal to soften in order to pierce the skin. They are deft foragers, targeting the softest bits first and are even known to leave aside the scent glands of dead skunks. Thankfully for them, vultures appear to have excellent immune systems, happily feasting on carcasses without contracting botulism, anthrax, cholera, or salmonella. Unlike their Black Vulture relatives, Turkey Vultures almost never attack living prey </text:p>
          </table:table-cell>
          <table:table-cell office:value-type="string" calcext:value-type="string">
            <text:p>Look for Turkey Vultures as they cruise open areas including mixed farmland, forest, and rangeland. They are particularly noticeable along roadsides and at landfills. At night, they roost in trees, on rocks, and other high secluded spots. </text:p>
          </table:table-cell>
        </table:table-row>
        <table:table-row table:style-name="ro1">
          <table:table-cell office:value-type="string" calcext:value-type="string">
            <text:p>California Condor</text:p>
          </table:table-cell>
          <table:table-cell office:value-type="string" calcext:value-type="string">
            <text:p>Gymnogyps californianus </text:p>
          </table:table-cell>
          <table:table-cell office:value-type="string" calcext:value-type="string">
            <text:p>The spectacular but endangered California Condor is the largest bird in North America. These superb gliders travel widely to feed on carcasses of deer, pigs, cattle, sea lions, whales, and other animals. Pairs nest in caves high on cliff faces. The population fell to just 22 birds in the 1980s, but there are now some 230 free-flying birds in California, Arizona, and Baja California with another 160 in captivity. Lead poisoning remains a severe threat to their long-term prospects. </text:p>
          </table:table-cell>
          <table:table-cell office:value-type="string" calcext:value-type="string">
            <text:p>California Condors eat carrion of land and marine mammals such as deer, cattle, pigs, rabbits, sea lions, and whales. They swallow bone chips and marine shells to meet their calcium needs. They favor small to medium-sized carcasses, probably because smaller bones are easily consumed and digested. Condors locate carcasses with their keen eyesight (not by smell) by observing other scavengers assembled at a carcass. Once they land they take over the carcass from smaller species, but they are tolerant of each other and usually feed in groups. Condors are wary of humans while feeding, which is probably why they do not use roadkill as a food source. In captivity, condors consume 5'7 percent of their body mass per day to maintain their weight, but because their crop (an enlarged part of the esophagus) can hold 3 pounds of food, they may only have to eat every 2'3 days. Young are fed by regurgitation</text:p>
          </table:table-cell>
          <table:table-cell office:value-type="string" calcext:value-type="string">
            <text:p>California Condors have been reintroduced to mountains of southern and central California, Arizona, Utah, and Baja California. Nesting habitats range from scrubby chaparral to forested mountain regions up to about 6,000 feet elevation. Foraging areas are in open grasslands and can be far from primary nesting sites, requiring substantial daily commutes. Condors glide and soar when foraging, so they depend on reliable air movements and terrain that enables extended soaring flight. They are so heavy that they can have trouble taking off, so they often use open, windy areas where they can run downhill or launch themselves from a cliff edge or exposed branch to get airborne. Before captive breeding programs began in the 1980s all remaining condors foraged in an area encompassing about 2,700 square miles; this range is now expanding as the wild population grows. Young condors learn the full extent of their range partly from other more experienced birds </text:p>
          </table:table-cell>
        </table:table-row>
        <table:table-row table:style-name="ro1">
          <table:table-cell office:value-type="string" calcext:value-type="string">
            <text:p>Osprey</text:p>
          </table:table-cell>
          <table:table-cell office:value-type="string" calcext:value-type="string">
            <text:p>Pandion haliaetus </text:p>
          </table:table-cell>
          <table:table-cell office:value-type="string" calcext:value-type="string">
            <text:p>Unique among North American raptors for its diet of live fish and ability to dive into water to catch them, Ospreys are common sights soaring over shorelines, patrolling waterways, and standing on their huge stick nests, white heads gleaming. These large, rangy hawks do well around humans and have rebounded in numbers following the ban on the pesticide DDT. Hunting Ospreys are a picture of concentration, diving with feet outstretched and yellow eyes sighting straight along their talons </text:p>
          </table:table-cell>
          <table:table-cell office:value-type="string" calcext:value-type="string">
            <text:p>The Osprey is the only hawk on the continent that eats almost exclusively live fish. In North America, more than 80 species of live fresh- and saltwater fish account for 99 percent of the Osprey's diet. Captured fish usually measure about 6'13 inches in length and weigh one-third to two-thirds of a pound. The largest catch on record weighed about 2.5 pounds. On very rare occasions, Ospreys have been observed feeding on fish carcasses or on birds, snakes, voles, squirrels, muskrats, and salamanders. Ospreys probably get most of the water they need from the flesh of their prey, although there are reports of adults drinking on hot days. </text:p>
          </table:table-cell>
          <table:table-cell office:value-type="string" calcext:value-type="string">
            <text:p>Unable to dive to more than about three feet below the water's surface, Ospreys gravitate toward shallow fishing grounds, frequenting deep water only where fish school near the surface. Ospreys nest in a wide variety of locations, from Alaska to New England, Montana to Mexico, Carolina to California; their habitat includes almost any expanse of shallow, fish-filled water, including rivers, lakes, reservoirs, lagoons, swamps, and marshes. Whatever the location, Osprey nesting habitat must include an adequate supply of accessible fish within a maximum of about 12 miles of the nest; open, usually elevated nest sites free from predatory mammals such as raccoons, and a long enough ice-free season to allow the young to fledge </text:p>
          </table:table-cell>
        </table:table-row>
        <table:table-row table:style-name="ro1">
          <table:table-cell office:value-type="string" calcext:value-type="string">
            <text:p>White-tailed Kite</text:p>
          </table:table-cell>
          <table:table-cell office:value-type="string" calcext:value-type="string">
            <text:p>Elanus leucurus </text:p>
          </table:table-cell>
          <table:table-cell office:value-type="string" calcext:value-type="string">
            <text:p>A medium-sized raptor of open grasslands and savannas, the White-tailed Kite is readily identified by its bright plumage and its habit of hovering while hunting for small mammals. </text:p>
          </table:table-cell>
          <table:table-cell office:value-type="string" calcext:value-type="string">
            <text:p>The White-tailed Kite eats mainly small mammals, as well as some birds, lizards, and insects. An analysis of more than 12,500 prey items showed that more than 95% were small mammals, suggesting that White-tailed Kites specialize on these animals and that other prey are taken only incidentally </text:p>
          </table:table-cell>
          <table:table-cell office:value-type="string" calcext:value-type="string">
            <text:p>Commonly found in savanna, open woodlands, marshes, desert grassland, partially cleared lands, and cultivated fields. Generally avoids areas with extensive winter freezes, but rainfall and humidity vary greatly throughout this bird's range. White-tailed Kites hunt over lightly grazed or ungrazed fields where there may be larger prey populations than in more heavily grazed areas </text:p>
          </table:table-cell>
        </table:table-row>
        <table:table-row table:style-name="ro1">
          <table:table-cell office:value-type="string" calcext:value-type="string">
            <text:p>Bald Eagle</text:p>
          </table:table-cell>
          <table:table-cell office:value-type="string" calcext:value-type="string">
            <text:p>Haliaeetus leucocephalus </text:p>
          </table:table-cell>
          <table:table-cell office:value-type="string" calcext:value-type="string">
            <text:p>The Bald Eagle has been the national emblem of the United States since 1782 and a spiritual symbol for native people for far longer than that. These regal birds aren't really bald, but their white-feathered heads gleam in contrast to their chocolate-brown body and wings. Look for them soaring in solitude, chasing other birds for their food, or gathering by the hundreds in winter. Once endangered by hunting and pesticides, Bald Eagles have flourished under protection </text:p>
          </table:table-cell>
          <table:table-cell office:value-type="string" calcext:value-type="string">
            <text:p>Fish of many kinds constitute the centerpiece of the Bald Eagle diet (common examples include salmon, herring, shad, and catfish), but these birds eat a wide variety of foods depending on what's available. They eat birds, reptiles, amphibians, invertebrates such as crabs, and mammals including rabbits and muskrats. They take their prey live, fresh, or as carrion. Bald Eagles sometimes gorge, ingesting a large amount of food and digesting it over several days. They can also survive fasting for many days, even weeks. </text:p>
          </table:table-cell>
          <table:table-cell office:value-type="string" calcext:value-type="string">
            <text:p>Bald Eagles typically nest in forested areas adjacent to large bodies of water, staying away from heavily developed areas when possible. Bald Eagles are tolerant of human activity when feeding, and may congregate around fish processing plants, dumps, and below dams where fish concentrate. For perching, Bald Eagles prefer tall, mature coniferous or deciduous trees that afford a wide view of the surroundings. In winter, Bald Eagles can also be seen in dry, open uplands if there is access to open water for fishing </text:p>
          </table:table-cell>
        </table:table-row>
        <table:table-row table:style-name="ro1">
          <table:table-cell office:value-type="string" calcext:value-type="string">
            <text:p>Northern Harrier</text:p>
          </table:table-cell>
          <table:table-cell office:value-type="string" calcext:value-type="string">
            <text:p>Circus cyaneus </text:p>
          </table:table-cell>
          <table:table-cell office:value-type="string" calcext:value-type="string">
            <text:p>The Northern Harrier is distinctive from a long distance away: a slim, long-tailed hawk gliding low over a marsh or grassland, holding its wings in a V-shape and sporting a white patch at the base of its tail. Up close it has an owlish face that helps it hear mice and voles beneath the vegetation. Each gray-and-white male may mate with several females, which are larger and brown. These unusual raptors have a broad distribution across North America and Eurasia. </text:p>
          </table:table-cell>
          <table:table-cell office:value-type="string" calcext:value-type="string">
            <text:p>Northern Harriers forage on the wing, coursing low over the ground. Unlike other hawks, they rely heavily on their sense of hearing to capture prey. In the breeding season they eat small mammals, reptiles, amphibians, and birds. During winter, harriers in the northern part of the range feed almost exclusively on meadow voles; they also eat deer mice, house mice, shrews, rabbits, and songbirds (including meadowlarks, Northern Cardinals, and Song Sparrows). Harriers wintering in the southern part of their range eat cotton rats, house mice, harvest mice, rice rats, shrews, and songbirds. </text:p>
          </table:table-cell>
          <table:table-cell office:value-type="string" calcext:value-type="string">
            <text:p>Breeding Northern Harriers are most common in large, undisturbed tracts of wetlands and grasslands with low, thick vegetation. They breed in freshwater and brackish marshes, lightly grazed meadows, old fields, tundra, dry upland prairies, drained marshlands, high-desert shrubsteppe, and riverside woodlands across Canada and the northern United States. Western populations tend to breed in dry upland habitats, while northeastern and Midwestern populations tend to breed in wetlands. During winter they use a range of habitats with low vegetation, including deserts, coastal sand dunes, pasturelands, croplands, dry plains, grasslands, old fields, estuaries, open floodplains, and marshes </text:p>
          </table:table-cell>
        </table:table-row>
        <table:table-row table:style-name="ro1">
          <table:table-cell office:value-type="string" calcext:value-type="string">
            <text:p>Sharp-shinned Hawk</text:p>
          </table:table-cell>
          <table:table-cell office:value-type="string" calcext:value-type="string">
            <text:p>Accipiter striatus</text:p>
          </table:table-cell>
          <table:table-cell office:value-type="string" calcext:value-type="string">
            <text:p>A tiny hawk that appears in a blur of motion'and often disappears in a flurry of feathers. That's the Sharp-shinned Hawk, the smallest hawk in North America and a daring, acrobatic flier. These raptors have distinctive proportions: long legs, short wings, and very long tails, which they use for navigating their deep-woods homes at top speed in pursuit of songbirds and mice. They're easiest to spot in fall on their southward migration, or occasionally at winter feeders </text:p>
          </table:table-cell>
          <table:table-cell office:value-type="string" calcext:value-type="string">
            <text:p>Songbirds make up about 90 percent of the Sharp-shinned Hawk's diet. Birds the size of American Robins or smaller (especially warblers, sparrows, and thrushes) are the most frequent prey; bigger birds are at less risk, though they're not completely safe. Studies report quail, shorebirds, doves, swifts, woodpeckers, and even falcons as prey. Sharp-shins also eat small rodents, such as mice and voles, and an occasional moth or grasshopper. While nesting, much of the food for their babies is the nestlings and fledglings of other birds </text:p>
          </table:table-cell>
          <table:table-cell office:value-type="string" calcext:value-type="string">
            <text:p>Sharp-shinned Hawks are birds of the forest and forest edge, and are not found where trees are scarce or scattered, except on migration. They require dense forest, ideally with a closed canopy, for breeding. While favoring forests that contain conifers, they also nest in stands of aspen in Colorado, oak-hickory forest in Missouri, and the hardwood forests of the East. They occupy a wide range of elevations, from sea level to near treeline. In the winter season, look for Sharp-shinned Hawks at forest edges, in somewhat more open habitats than the dense forests they breed in, as well as in suburban areas with bird feeders. </text:p>
          </table:table-cell>
        </table:table-row>
        <table:table-row table:style-name="ro1">
          <table:table-cell office:value-type="string" calcext:value-type="string">
            <text:p>Cooper's Hawk</text:p>
          </table:table-cell>
          <table:table-cell office:value-type="string" calcext:value-type="string">
            <text:p>Accipiter cooperii</text:p>
          </table:table-cell>
          <table:table-cell office:value-type="string" calcext:value-type="string">
            <text:p>Among the bird world's most skillful fliers, Cooper's Hawks are common woodland hawks that tear through cluttered tree canopies in high speed pursuit of other birds. You're most likely to see one prowling above a forest edge or field using just a few stiff wingbeats followed by a glide. With their smaller lookalike, the Sharp-shinned Hawk, Cooper's Hawks make for famously tricky identifications. Both species are sometimes unwanted guests at bird feeders, looking for an easy meal (but not one of sunflower seeds) </text:p>
          </table:table-cell>
          <table:table-cell office:value-type="string" calcext:value-type="string">
            <text:p>Cooper's Hawks mainly eat birds. Small birds are safer around Cooper's Hawks than medium-sized birds: studies list European Starlings, Mourning Doves, and Rock Pigeons as common targets along with American Robins, several kinds of jays, Northern Flicker, and quail, pheasants, grouse, and chickens. Cooper's Hawks sometimes rob nests and also eat chipmunks, hares, mice, squirrels, and bats. Mammals are more common in diets of Cooper's Hawks in the West. </text:p>
          </table:table-cell>
          <table:table-cell office:value-type="string" calcext:value-type="string">
            <text:p>Cooper's Hawks are forest and woodland birds, but our leafy suburbs seem nearly as good. These lanky hawks are a regular sight in parks, quiet neighborhoods, over fields, at backyard feeders, and even along busy streets if there are trees around. </text:p>
          </table:table-cell>
        </table:table-row>
        <table:table-row table:style-name="ro1">
          <table:table-cell office:value-type="string" calcext:value-type="string">
            <text:p>Red-shouldered Hawk</text:p>
          </table:table-cell>
          <table:table-cell office:value-type="string" calcext:value-type="string">
            <text:p>Buteo lineatus</text:p>
          </table:table-cell>
          <table:table-cell office:value-type="string" calcext:value-type="string">
            <text:p>Whether wheeling over a swamp forest or whistling plaintively from a riverine park, a Red-shouldered Hawk is typically a sign of tall woods and water. It's one of our most distinctively marked common hawks, with barred reddish-peachy underparts and a strongly banded tail. In flight, translucent crescents near the wingtips help to identify the species at a distance. These forest hawks hunt prey ranging from mice to frogs and snakes </text:p>
          </table:table-cell>
          <table:table-cell office:value-type="string" calcext:value-type="string">
            <text:p>Red-shouldered Hawks eat mostly small mammals, lizards, snakes, and amphibians. They hunt from perches below the forest canopy or at the edge of a pond, sitting silently until they sight their prey below. Then they descend swiftly, gliding and snatching a vole or chipmunk off the forest floor. They also eat toads, snakes, and crayfish. They occasionally eat birds, sometimes from bird feeders; recorded prey include sparrows, starlings, and doves. </text:p>
          </table:table-cell>
          <table:table-cell office:value-type="string" calcext:value-type="string">
            <text:p>Red-shouldered Hawks are forest raptors. In the East, they live in bottomland hardwood stands, flooded deciduous swamps, and upland mixed deciduous'conifer forests. They tend to live in stands with an open subcanopy, which makes it easier for them to hunt. They are not exclusively birds of deep forest, though; you'll find Red-shouldered Hawks in some suburban areas where houses or other buildings are mixed into woodlands. In the West, they live in riparian and oak woodlands, and also in eucalyptus groves and some residential areas </text:p>
          </table:table-cell>
        </table:table-row>
        <table:table-row table:style-name="ro1">
          <table:table-cell office:value-type="string" calcext:value-type="string">
            <text:p>Swainson's Hawk</text:p>
          </table:table-cell>
          <table:table-cell office:value-type="string" calcext:value-type="string">
            <text:p>Buteo swainsoni</text:p>
          </table:table-cell>
          <table:table-cell office:value-type="string" calcext:value-type="string">
            <text:p>A classic species of the open country of the Great Plains and the West, Swainson's Hawks soar on narrow wings or perch on fence posts and irrigation spouts. These elegant gray, white, and brown hawks hunt rodents in flight, wings held in a shallow V, or even run after insects on the ground. In fall, they take off for Argentine wintering grounds'one of the longest migrations of any American raptor'forming flocks of hundreds or thousands as they travel </text:p>
          </table:table-cell>
          <table:table-cell office:value-type="string" calcext:value-type="string">
            <text:p>Swainson's Hawks eat mainly mammals and insects. Mammals make up the bulk of the diet during breeding season, when adults prey on ground squirrels, gophers, mice, voles, and rabbits. These opportunistic feeders also eat bats, snakes, lizards, and birds. Regional diets can vary significantly: for instance, in one region near Alberta, Burrowing Owls were a major part of the diet; in Utah, rabbits accounted for more than half the prey taken. When they're not breeding, Swainson's Hawks rely almost exclusively on insect prey, especially crickets, grasshoppers, and dragonflies, often catching and eating them on the wing. They also eat butterflies, moths, and beetles </text:p>
          </table:table-cell>
          <table:table-cell office:value-type="string" calcext:value-type="string">
            <text:p>Swainson's Hawks favor open habitats for foraging. Although much of their native prairie and grassland habitat has been converted to crop and grazing land, these hawks have adjusted well to agricultural settings. You'll find them searching for prey in hay and alfalfa fields, pastures, grain crops, and row crops, or perched atop adjacent fence posts and overhead sprinkler systems. They rely on scattered stands of trees near agricultural fields and grasslands for nesting sites </text:p>
          </table:table-cell>
        </table:table-row>
        <table:table-row table:style-name="ro1">
          <table:table-cell office:value-type="string" calcext:value-type="string">
            <text:p>Red-tailed Hawk</text:p>
          </table:table-cell>
          <table:table-cell office:value-type="string" calcext:value-type="string">
            <text:p>Buteo jamaicensis </text:p>
          </table:table-cell>
          <table:table-cell office:value-type="string" calcext:value-type="string">
            <text:p>This is probably the most common hawk in North America. If you've got sharp eyes you'll see several individuals on almost any long car ride, anywhere. Red-tailed Hawks soar above open fields, slowly turning circles on their broad, rounded wings. Other times you'll see them atop telephone poles, eyes fixed on the ground to catch the movements of a vole or a rabbit, or simply waiting out cold weather before climbing a thermal updraft into the sky </text:p>
          </table:table-cell>
          <table:table-cell office:value-type="string" calcext:value-type="string">
            <text:p>Mammals make up the bulk of most Red-tailed Hawk meals. Frequent victims include voles, mice, wood rats, rabbits, snowshoe hares, jackrabbits, and ground squirrels. The hawks also eat birds, including pheasants, bobwhite, starlings, and blackbirds; as well as snakes and carrion. Individual prey items can weigh anywhere from less than an ounce to more than 5 pounds. </text:p>
          </table:table-cell>
          <table:table-cell office:value-type="string" calcext:value-type="string">
            <text:p>Red-tailed Hawks occupy just about every type of open habitat on the continent. This includes desert, scrublands, grasslands, roadsides, fields and pastures, parks, broken woodland, and (in Mexico) tropical rainforest.</text:p>
          </table:table-cell>
        </table:table-row>
        <table:table-row table:style-name="ro1">
          <table:table-cell office:value-type="string" calcext:value-type="string">
            <text:p>Ferruginous Hawk</text:p>
          </table:table-cell>
          <table:table-cell office:value-type="string" calcext:value-type="string">
            <text:p>Buteo regalis </text:p>
          </table:table-cell>
          <table:table-cell office:value-type="string" calcext:value-type="string">
            <text:p>Found in prairies, deserts, and open range of the West, the regal Ferruginous Hawk hunts from a lone tree, rock outcrop, or from high in the sky. This largest of North American hawks really is regal'its species name is'regalis'with a unique gray head, rich, rusty (ferruginous) shoulders and legs, and gleaming white underparts. A rarer dark-morph is reddish-chocolate in color. Ferruginous Hawks eat a diet of small mammals, sometimes standing above prairie dog or ground squirrel burrows to wait for prey to emerge. </text:p>
          </table:table-cell>
          <table:table-cell office:value-type="string" calcext:value-type="string">
            <text:p>Ferruginous Hawks have a limited diet of small mammals: rabbits, hares, ground squirrels, prairie dogs, and pocket gophers. West of the continental divide their main prey items are jackrabbits and cottontail rabbits; east of the divide they eat mostly ground squirrels and prairie dogs. Their diet occasionally includes amphibians, reptiles, insects, and birds. They hunt at any time of day using four methods: standing on the ground and striking, detecting prey from a nearby perch, searching on the wing, and (in strong wind) hovering or kiting in place. They sometimes walk, hop, and run on the ground after their prey. On communal feeding grounds in winter, they flush competitors away from their prey by hopping with outstretched wings. </text:p>
          </table:table-cell>
          <table:table-cell office:value-type="string" calcext:value-type="string">
            <text:p>Ferruginous Hawks are open-country birds that breed in grasslands, sagebrush country, saltbush-greasewood shrublands, and edges of pinyon-juniper forests at low to moderate elevations. Their breeding habitat includes features such as cliffs, outcrops, and tree groves for nesting. West of the Rockies, Ferruginous Hawks spend the winter in grasslands or deserts with abundant rabbits, pocket gophers, or prairie dogs. East of the Rockies they live mostly in grasslands, especially those with abundant prairie dogs. </text:p>
          </table:table-cell>
        </table:table-row>
        <table:table-row table:style-name="ro1">
          <table:table-cell office:value-type="string" calcext:value-type="string">
            <text:p>Rough-legged Hawk</text:p>
          </table:table-cell>
          <table:table-cell office:value-type="string" calcext:value-type="string">
            <text:p>Buteo lagopus </text:p>
          </table:table-cell>
          <table:table-cell office:value-type="string" calcext:value-type="string">
            <text:p>The Rough-legged Hawk spends the summer capturing lemmings on the arctic tundra, tending a cliffside nest under a sun that never sets. Winter is the time to see this large, open-country hawk in southern Canada and the U.S., where it may be perched on a pole or hovering over a marsh or pasture on the hunt for small rodents. Found globally across northern latitudes, this species occurs in both light and dark forms. </text:p>
          </table:table-cell>
          <table:table-cell office:value-type="string" calcext:value-type="string">
            <text:p>On their arctic breeding grounds they eat mostly small rodents such as lemmings and voles, along with some medium-sized mammals'arctic ground squirrels, young hares, pocket gophers'and birds such as ptarmigan and Lapland Longspurs. On their wintering grounds, they eat mostly voles, mice, and shrews. The Rough-legged Hawk hunts on the wing either by pursuing prey or by hovering into the wind and dropping down on prey. They also hunt from elevated perches such as utility poles, trees, fence posts, and haystacks, particularly in winter. They sometimes feed on carrion or steal from other hawks and ravens </text:p>
          </table:table-cell>
          <table:table-cell office:value-type="string" calcext:value-type="string">
            <text:p>Rough-legged Hawks breed in open country of the arctic, both in North America and Eurasia. They nest on cliffs and outcroppings in low-lying boreal forest, treeless tundra, uplands, and alpine regions, both inland and coastal. During years of abundant prey their breeding range extends south into forested taiga. In tree-covered areas they hunt over open bogs and other clearings. They winter across southern Canada and most of the United States'west, central, and northeast'in open country, including prairies, shrubsteppes, semideserts, fields, marshes, bogs, and dunes </text:p>
          </table:table-cell>
        </table:table-row>
        <table:table-row table:style-name="ro1">
          <table:table-cell office:value-type="string" calcext:value-type="string">
            <text:p>Golden Eagle</text:p>
          </table:table-cell>
          <table:table-cell office:value-type="string" calcext:value-type="string">
            <text:p>Aquila chrysaetos</text:p>
          </table:table-cell>
          <table:table-cell office:value-type="string" calcext:value-type="string">
            <text:p>The Golden Eagle is one of the largest, fastest, nimblest raptors in North America. Lustrous gold feathers gleam on the back of its head and neck; a powerful beak and talons advertise its hunting prowess. You're most likely to see this eagle in western North America, soaring on steady wings or diving in pursuit of the jackrabbits and other small mammals that are its main prey. Sometimes seen attacking large mammals, or fighting off coyotes or bears in defense of its prey and young, the Golden Eagle has long inspired both reverence and fear </text:p>
          </table:table-cell>
          <table:table-cell office:value-type="string" calcext:value-type="string">
            <text:p>Golden Eagles prey mainly on small to medium-sized mammals, including hares, rabbits, ground squirrels, prairie dogs, and marmots. Black-tailed jackrabbits are a key prey species throughout much of their range. These eagles are also capable of taking larger bird and mammal prey, including cranes, swans, deer, and domestic livestock. They have even been observed killing seals, mountain goats, bighorn sheep, pronghorn, coyotes, badgers, and bobcats. In addition to live prey, Golden Eagles often feed on carrion, following crows and other scavengers to a meal. They also catch fish, rob nests, and steal food from other birds </text:p>
          </table:table-cell>
          <table:table-cell office:value-type="string" calcext:value-type="string">
            <text:p>Golden Eagles live in open and semiopen country featuring native vegetation across most of the Northern Hemisphere. They avoid developed areas and uninterrupted stretches of forest. They are found primarily in mountains up to 12,000 feet, canyonlands, rimrock terrain, and riverside cliffs and bluffs. Golden Eagles nest on cliffs and steep escarpments in grassland, chapparal, shrubland, forest, and other vegetated areas. </text:p>
          </table:table-cell>
        </table:table-row>
        <table:table-row table:style-name="ro1">
          <table:table-cell office:value-type="string" calcext:value-type="string">
            <text:p>Virginia Rail</text:p>
          </table:table-cell>
          <table:table-cell office:value-type="string" calcext:value-type="string">
            <text:p>Rallus limicola</text:p>
          </table:table-cell>
          <table:table-cell office:value-type="string" calcext:value-type="string">
            <text:p>'secretive bird of freshwater marshes, the Virginia Rail most often remains hidden in dense vegetation. It possesses many adaptations for moving through its habitat, including a laterally compressed body, long toes, and flexible vertebrae. </text:p>
          </table:table-cell>
          <table:table-cell office:value-type="string" calcext:value-type="string">
            <text:p>Insects, insect larvae, other aquatic invertebrates, fish, frogs, and small snakes. </text:p>
          </table:table-cell>
          <table:table-cell office:value-type="string" calcext:value-type="string">
            <text:p>Freshwater marshes; occasionally inhabits salt marshes. Lives in dense emergent vegetation </text:p>
          </table:table-cell>
        </table:table-row>
        <table:table-row table:style-name="ro1">
          <table:table-cell office:value-type="string" calcext:value-type="string">
            <text:p>Sora</text:p>
          </table:table-cell>
          <table:table-cell office:value-type="string" calcext:value-type="string">
            <text:p>Porzana carolina</text:p>
          </table:table-cell>
          <table:table-cell office:value-type="string" calcext:value-type="string">
            <text:p>A small, secretive bird of freshwater marshes, the Sora is the most common and widely distributed rail in North America. Its distinctive descending whinny call can be easily heard from the depths of the cattails, but actually seeing the little marsh-walker is much more difficult. </text:p>
          </table:table-cell>
          <table:table-cell office:value-type="string" calcext:value-type="string">
            <text:p>Seeds and aquatic invertebrates. </text:p>
          </table:table-cell>
          <table:table-cell office:value-type="string" calcext:value-type="string">
            <text:p>Breeds in shallow wetlands with lots of emergent vegetation. </text:p>
          </table:table-cell>
        </table:table-row>
        <table:table-row table:style-name="ro1">
          <table:table-cell office:value-type="string" calcext:value-type="string">
            <text:p>Common Gallinule</text:p>
          </table:table-cell>
          <table:table-cell office:value-type="string" calcext:value-type="string">
            <text:p>Gallinula galeata </text:p>
          </table:table-cell>
          <table:table-cell office:value-type="string" calcext:value-type="string">
            <text:p>The Common Gallinule inhabits marshes and ponds from Canada to Chile. Vocal and boldly marked with a brilliant red shield over the bill, the species can be quite conspicuous. It sometimes uses its long toes to walk atop floating vegetation. This species was formerly called the Common Moorhen and is closely related to moorhen species in the Old World </text:p>
          </table:table-cell>
          <table:table-cell office:value-type="string" calcext:value-type="string">
            <text:p>Seeds of grasses and sedges, and some snails. </text:p>
          </table:table-cell>
          <table:table-cell office:value-type="string" calcext:value-type="string">
            <text:p>Freshwater or brackish marshes with tall emergent vegetation, ponds, canals, and rice fields. </text:p>
          </table:table-cell>
        </table:table-row>
        <table:table-row table:style-name="ro1">
          <table:table-cell office:value-type="string" calcext:value-type="string">
            <text:p>American Coot</text:p>
          </table:table-cell>
          <table:table-cell office:value-type="string" calcext:value-type="string">
            <text:p>Fulica americana </text:p>
          </table:table-cell>
          <table:table-cell office:value-type="string" calcext:value-type="string">
            <text:p>The waterborne American Coot is one good reminder that not everything that floats is a duck. A close look at a coot'that small head, those scrawny legs'reveals a different kind of bird entirely. Their dark bodies and white faces are common sights in nearly any open water across the continent, and they often mix with ducks. But they're closer relatives of the gangly Sandhill Crane and the nearly invisible rails than of Mallards or teal. </text:p>
          </table:table-cell>
          <table:table-cell office:value-type="string" calcext:value-type="string">
            <text:p>Eats mainly aquatic plants including algae, duckweed, eelgrass, wild rice, sedges, hydrilla, wild celery, waterlilies, cattails, water milfoil; when on land they also pick at terrestrial plants and sometimes eat grains or leaves of oak, elm, and cypress trees. They're not exclusively vegetarian. You may also see them eating insects (beetles, dragonflies, and others), crustaceans, snails, and small vertebrates such as tadpoles and salamanders </text:p>
          </table:table-cell>
          <table:table-cell office:value-type="string" calcext:value-type="string">
            <text:p>The American Coot inhabits a wide variety of freshwater wetlands from prairie potholes to swamps and marshes to suburban park and sewage ponds to the edges of large lakes. Two features generally characterize all bodies of water where coots breed: (1) heavy stands of emergent aquatic vegetation along at least some portion of the shoreline and (2) at least some depth of standing water within those stands of vegetation. Seasonal wetlands used during years of high water, while drought years cause breeding to be limited to permanent wetlands.</text:p>
          </table:table-cell>
        </table:table-row>
        <table:table-row table:style-name="ro1">
          <table:table-cell office:value-type="string" calcext:value-type="string">
            <text:p>Sandhill Crane</text:p>
          </table:table-cell>
          <table:table-cell office:value-type="string" calcext:value-type="string">
            <text:p>Antigone canadensis </text:p>
          </table:table-cell>
          <table:table-cell office:value-type="string" calcext:value-type="string">
            <text:p>Whether stepping singly across a wet meadow or filling the sky by the hundreds and thousands, Sandhill Cranes have an elegance that draws attention. These tall, gray-bodied, crimson-capped birds breed in open wetlands, fields, and prairies across North America. They group together in great numbers, filling the air with distinctive rolling cries. Mates display to each other with exuberant dances that retain a gangly grace. Sandhill Crane populations are generally strong, but isolated populations in Mississippi and Cuba are endangered </text:p>
          </table:table-cell>
          <table:table-cell office:value-type="string" calcext:value-type="string">
            <text:p>The omnivorous Sandhill Crane feeds on land or in shallow marshes where plants grow out of the water, gleaning from the surface and probing with its bill. Its diet is heavy in seeds and cultivated grains, but may also include berries, tubers, small vertebrates, and invertebrates. Nonmigratory populations eat adult and larval insects, snails, reptiles, amphibians, nestling birds, small mammals, seeds, and berries. </text:p>
          </table:table-cell>
          <table:table-cell office:value-type="string" calcext:value-type="string">
            <text:p>Sandhill Cranes breed in open wetland habitats surrounded by shrubs or trees. They nest in marshes, bogs, wet meadows, prairies, burned-over aspen stands, and other moist habitats, preferring those with standing water. Breeders gravitate toward the edges between wetland and upland habitats, while nonbreeders may prefer open, grassy sites. Sandhill Cranes winter in the southern U.S. and northern Mexico, roosting on shallow lakes or rivers at night and spending the day in irrigated croplands, pastures, grasslands, or wetlands. </text:p>
          </table:table-cell>
        </table:table-row>
        <table:table-row table:style-name="ro1">
          <table:table-cell office:value-type="string" calcext:value-type="string">
            <text:p>Black-bellied Plover</text:p>
          </table:table-cell>
          <table:table-cell office:value-type="string" calcext:value-type="string">
            <text:p>Pluvialis squatarola </text:p>
          </table:table-cell>
          <table:table-cell office:value-type="string" calcext:value-type="string">
            <text:p>A large shorebird of coastal beaches, the Black-bellied Plover is striking in its black-and-white breeding plumage. It is the largest plover in North America and can be found along the coasts in winter northward to Massachusetts and British Columbia. </text:p>
          </table:table-cell>
          <table:table-cell office:value-type="string" calcext:value-type="string">
            <text:p>Insects on breeding grounds. Invertebrates, primarily polychaetes (especially slender worms), bivalves, and crustaceans on wintering grounds. </text:p>
          </table:table-cell>
          <table:table-cell office:value-type="string" calcext:value-type="string">
            <text:p>Nests in Arctic lowlands on dry tundra. Winters on coastal beaches and estuaries. May use flooded pasture and agricultural land. </text:p>
          </table:table-cell>
        </table:table-row>
        <table:table-row table:style-name="ro1">
          <table:table-cell office:value-type="string" calcext:value-type="string">
            <text:p>American Golden-Plover</text:p>
          </table:table-cell>
          <table:table-cell office:value-type="string" calcext:value-type="string">
            <text:p>Pluvialis dominica</text:p>
          </table:table-cell>
          <table:table-cell office:value-type="string" calcext:value-type="string">
            <text:p>A large shorebird of pastures, open ground, and mudflats, the American Golden-Plover makes one of the longest migratory journeys of any shorebird. It breeds on the high Arctic tundra of Alaska and Canada and winters in the grasslands of central and southern South America. </text:p>
          </table:table-cell>
          <table:table-cell office:value-type="string" calcext:value-type="string">
            <text:p>Invertebrates, berries, leaves, and seeds.</text:p>
          </table:table-cell>
          <table:table-cell office:value-type="string" calcext:value-type="string">
            <text:p>Breeds on Arctic tundra, especially in low vegetation on rocky slopes. Winters in grazed grasslands. On migration found in prairie, pastures, tilled farmland, golf courses, airports, mudflats, shorelines, and beaches. </text:p>
          </table:table-cell>
        </table:table-row>
        <table:table-row table:style-name="ro1">
          <table:table-cell office:value-type="string" calcext:value-type="string">
            <text:p>Pacific Golden-Plover</text:p>
          </table:table-cell>
          <table:table-cell office:value-type="string" calcext:value-type="string">
            <text:p>Pluvialis fulva</text:p>
          </table:table-cell>
          <table:table-cell office:value-type="string" calcext:value-type="string">
            <text:p>A beautiful shorebird, the Pacific Golden-Plover breeds in western Alaska and Siberia and winters on islands across the Pacific Ocean, through southeast Asia, to northeastern Africa. It is uncommon in North America, found breeding in Alaska, and migrating and wintering in small numbers along the Pacific Coast </text:p>
          </table:table-cell>
          <table:table-cell office:value-type="string" calcext:value-type="string">
            <text:p>Invertebrates, berries, leaves, and seeds </text:p>
          </table:table-cell>
          <table:table-cell office:value-type="string" calcext:value-type="string">
            <text:p>Breeds on Arctic tundra, especially in vegetation in low areas with few rocks. Winters in cultivated fields, pastures, salt marshes, airports, parks, lawns, golf courses, and clearings in wooded areas. On migration found in prairie, pastures, tilled farmland, golf courses, airports, mudflats, shorelines, and beaches. </text:p>
          </table:table-cell>
        </table:table-row>
        <table:table-row table:style-name="ro1">
          <table:table-cell office:value-type="string" calcext:value-type="string">
            <text:p>Snowy Plover</text:p>
          </table:table-cell>
          <table:table-cell office:value-type="string" calcext:value-type="string">
            <text:p>Charadrius nivosus</text:p>
          </table:table-cell>
          <table:table-cell office:value-type="string" calcext:value-type="string">
            <text:p>A small plover of beaches and barren ground, the Snowy Plover can be found across North and South America, Eurasia, and Africa. In North America it is restricted to the Gulf and Pacific coasts of the United States, and scattered inland localities from Saskatchewan to California and Texas. </text:p>
          </table:table-cell>
          <table:table-cell office:value-type="string" calcext:value-type="string">
            <text:p>Terrestrial and aquatic invertebrates. </text:p>
          </table:table-cell>
          <table:table-cell office:value-type="string" calcext:value-type="string">
            <text:p>Barren to sparsely vegetated sand beaches, dry salt flats in lagoons, dredge spoils deposited on beach or dune habitat, levees and flats at salt-evaporation ponds, river bars, along alkaline or saline lakes, reservoirs, and ponds. </text:p>
          </table:table-cell>
        </table:table-row>
        <table:table-row table:style-name="ro1">
          <table:table-cell office:value-type="string" calcext:value-type="string">
            <text:p>Semipalmated Plover</text:p>
          </table:table-cell>
          <table:table-cell office:value-type="string" calcext:value-type="string">
            <text:p>Charadrius semipalmatus</text:p>
          </table:table-cell>
          <table:table-cell office:value-type="string" calcext:value-type="string">
            <text:p>A small dark shorebird with a single band across its chest, the Semipalmated Plover is the most common plover seen on migration in most areas. </text:p>
          </table:table-cell>
          <table:table-cell table:number-columns-repeated="2"/>
        </table:table-row>
        <table:table-row table:style-name="ro1">
          <table:table-cell office:value-type="string" calcext:value-type="string">
            <text:p>Killdeer</text:p>
          </table:table-cell>
          <table:table-cell office:value-type="string" calcext:value-type="string">
            <text:p>Charadrius vociferus</text:p>
          </table:table-cell>
          <table:table-cell office:value-type="string" calcext:value-type="string">
            <text:p>A shorebird you can see without going to the beach, Killdeer are graceful plovers common to lawns, golf courses, athletic fields, and parking lots. These tawny birds run across the ground in spurts, stopping with a jolt every so often to check their progress, or to see if they've startled up any insect prey. Their voice, a far-carrying, excited'kill-deer, is a common sound even after dark, often given in flight as the bird circles overhead on slender wings </text:p>
          </table:table-cell>
          <table:table-cell office:value-type="string" calcext:value-type="string">
            <text:p>Feeds primarily on invertebrates, such as earthworms, snails, crayfish, grasshoppers, beetles, and aquatic insect larvae. Follows farmers' plows in hopes of retrieving any unearthed worms or insect larvae. Will also eat seeds left in agricultural lands. An opportunistic forager, Killdeer have been observed hunting frogs and eating dead minnows </text:p>
          </table:table-cell>
          <table:table-cell office:value-type="string" calcext:value-type="string">
            <text:p>Killdeer inhabit open areas such as sandbars, mudflats, and grazed fields. They are probably most familiar around towns, where they live on lawns, driveways, athletic fields, parking lots, airports, and golf courses. Generally the vegetation in fields inhabited by Killdeer is no taller than one inch. You can find Killdeer near water, but unlike many other shorebirds, they are also common in dry areas. </text:p>
          </table:table-cell>
        </table:table-row>
        <table:table-row table:style-name="ro1">
          <table:table-cell office:value-type="string" calcext:value-type="string">
            <text:p>Mountain Plover</text:p>
          </table:table-cell>
          <table:table-cell office:value-type="string" calcext:value-type="string">
            <text:p>Charadrius montanus </text:p>
          </table:table-cell>
          <table:table-cell office:value-type="string" calcext:value-type="string">
            <text:p>A native of the short-grass prairie, the Mountain Plover is a dull-colored shorebird of open, dry areas. Despite its name, it breeds in the high tablelands, not the mountains </text:p>
          </table:table-cell>
          <table:table-cell/>
          <table:table-cell office:value-type="string" calcext:value-type="string">
            <text:p>Breeds on open plains at moderate elevations. Winters in short-grass plains and fields, plowed fields, and sandy deserts. </text:p>
          </table:table-cell>
        </table:table-row>
        <table:table-row table:style-name="ro1">
          <table:table-cell office:value-type="string" calcext:value-type="string">
            <text:p>Black-necked Stilt</text:p>
          </table:table-cell>
          <table:table-cell office:value-type="string" calcext:value-type="string">
            <text:p>Himantopus mexicanus</text:p>
          </table:table-cell>
          <table:table-cell office:value-type="string" calcext:value-type="string">
            <text:p>A striking black-and-white bird with very long, thin red legs, the Black-necked Stilt is found along the edges of shallow water in open country </text:p>
          </table:table-cell>
          <table:table-cell office:value-type="string" calcext:value-type="string">
            <text:p>Black-necked Stilts wade in shallow waters to capture their meals of aquatic invertebrates and fish. They often consume such fare as crawfish, brine flies, brine shrimp, beetles, water boatmen, and tadpoles. They peck, snatch, and plunge their heads into the water in pursuit of their food, and will herd fish into shallow waters to trap them there </text:p>
          </table:table-cell>
          <table:table-cell office:value-type="string" calcext:value-type="string">
            <text:p>Black-necked Stilts inhabit shallow wetlands from the western United States to Central America and parts of South America. In the United States, Black-necked Stilts are commonly found in salt ponds, flooded lowlands, or shallow lagoons. Human-maintained wetlands such as sewage ponds or flooded pastures are particularly suitable habitats for these birds, since such environments have some sparse vegetation without being too overgrown. The endangered Hawaiian subspecies, the Ae'o, lives in wetlands, mudflats, and ponds on all the major islands. </text:p>
          </table:table-cell>
        </table:table-row>
        <table:table-row table:style-name="ro1">
          <table:table-cell office:value-type="string" calcext:value-type="string">
            <text:p>American Avocet</text:p>
          </table:table-cell>
          <table:table-cell office:value-type="string" calcext:value-type="string">
            <text:p>Recurvirostra americana</text:p>
          </table:table-cell>
          <table:table-cell office:value-type="string" calcext:value-type="string">
            <text:p>With its elegant profile and striking coloration, the American Avocet is unique among North American birds. In summer it can be found in temporary and unpredictable wetlands across western North America where it swings its long upturned bill through the shallow water to catch small invertebrates. </text:p>
          </table:table-cell>
          <table:table-cell office:value-type="string" calcext:value-type="string">
            <text:p>Aquatic invertebrates </text:p>
          </table:table-cell>
          <table:table-cell office:value-type="string" calcext:value-type="string">
            <text:p>Shallow fresh and saltwater wetlands. </text:p>
          </table:table-cell>
        </table:table-row>
        <table:table-row table:style-name="ro1">
          <table:table-cell office:value-type="string" calcext:value-type="string">
            <text:p>Spotted Sandpiper</text:p>
          </table:table-cell>
          <table:table-cell office:value-type="string" calcext:value-type="string">
            <text:p>Actitis macularius </text:p>
          </table:table-cell>
          <table:table-cell office:value-type="string" calcext:value-type="string">
            <text:p>The dapper Spotted Sandpiper makes a great ambassador for the notoriously difficult-to-identify shorebirds. They occur all across North America, they are distinctive in both looks and actions, and they're handsome. They also have intriguing social lives in which females take the lead and males raise the young. With their richly spotted breeding plumage, teetering gait, stuttering wingbeats, and showy courtship dances, this bird is among the most notable and memorable shorebirds in North America </text:p>
          </table:table-cell>
          <table:table-cell office:value-type="string" calcext:value-type="string">
            <text:p>Spotted Sandpipers eat mostly small invertebrates such as midges, mayflies, flies (particularly their aquatic larvae), grasshoppers, beetles, worms, snails, and small crustaceans. They also eat small fish and may pick at dead fish as well. Spotted Sandpipers are active foragers'in addition to probing into sand or mud with their bills like most sandpipers, they also lunge at moving prey, pick insects off plants, or snap at airborne prey </text:p>
          </table:table-cell>
          <table:table-cell office:value-type="string" calcext:value-type="string">
            <text:p>Spotted Sandpipers are the most widespread sandpiper in North America, and they are common near most kinds of freshwater, including rivers and streams, as well as near the sea coast. Their range includes water bodies in otherwise arid parts of the continent, and it extends into the mountains, where they may occur upwards of 14,000 feet above sea level. Breeding territories generally need to have a shoreline, a semiopen area where the nest will be, and patches of dense vegetation for sheltering the chicks. Spotted Sandpipers spend the winter along the coasts of North America or on beaches, mangroves, rainforest, and cloud forest up to 6,000 feet elevation in Central and South America. </text:p>
          </table:table-cell>
        </table:table-row>
        <table:table-row table:style-name="ro1">
          <table:table-cell office:value-type="string" calcext:value-type="string">
            <text:p>Solitary Sandpiper</text:p>
          </table:table-cell>
          <table:table-cell office:value-type="string" calcext:value-type="string">
            <text:p>Tringa solitaria</text:p>
          </table:table-cell>
          <table:table-cell office:value-type="string" calcext:value-type="string">
            <text:p>The Solitary Sandpiper is commonly seen in migration along the banks of ponds and creeks. While not truly solitary, it does not migrate in large flocks the way other shorebirds do. </text:p>
          </table:table-cell>
          <table:table-cell/>
          <table:table-cell office:value-type="string" calcext:value-type="string">
            <text:p>Breeds in taiga, nesting in trees in deserted songbird nests. In migration and winter found along freshwater ponds, stream edges, temporary pools, flooded ditches and fields, more commonly in wooded regions, less frequently on mudflats and open marshes </text:p>
          </table:table-cell>
        </table:table-row>
        <table:table-row table:style-name="ro1">
          <table:table-cell office:value-type="string" calcext:value-type="string">
            <text:p>Wandering Tattler</text:p>
          </table:table-cell>
          <table:table-cell office:value-type="string" calcext:value-type="string">
            <text:p>Tringa incana </text:p>
          </table:table-cell>
          <table:table-cell office:value-type="string" calcext:value-type="string">
            <text:p>A characteristic bird of the rocky Pacific Coast, the Wandering Tattler can be seen bobbing and teetering among the rocks and waves during winter and migration. Some individuals spend the summer along the southern part of the range rather than go with the rest of the birds to their breeding grounds in the mountains of Alaska and northwestern Canada. </text:p>
          </table:table-cell>
          <table:table-cell table:number-columns-repeated="2"/>
        </table:table-row>
        <table:table-row table:style-name="ro1">
          <table:table-cell office:value-type="string" calcext:value-type="string">
            <text:p>Greater Yellowlegs</text:p>
          </table:table-cell>
          <table:table-cell office:value-type="string" calcext:value-type="string">
            <text:p>Tringa melanoleuca</text:p>
          </table:table-cell>
          <table:table-cell office:value-type="string" calcext:value-type="string">
            <text:p>A common, tall, long-legged shorebird of freshwater ponds and tidal marshes, the Greater Yellowlegs frequently announces its presence by its piercing alarm calls. </text:p>
          </table:table-cell>
          <table:table-cell office:value-type="string" calcext:value-type="string">
            <text:p>Small aquatic and terrestrial invertebrates, small fish, frogs, and occasionally seeds and berries </text:p>
          </table:table-cell>
          <table:table-cell office:value-type="string" calcext:value-type="string">
            <text:p>Breeds in muskeg, wet bogs with small wooded islands, and forests (usually coniferous) with abundant clearings. Winters in wide variety of shallow fresh and saltwater habitats. </text:p>
          </table:table-cell>
        </table:table-row>
        <table:table-row table:style-name="ro1">
          <table:table-cell office:value-type="string" calcext:value-type="string">
            <text:p>Willet</text:p>
          </table:table-cell>
          <table:table-cell office:value-type="string" calcext:value-type="string">
            <text:p>Tringa semipalmata </text:p>
          </table:table-cell>
          <table:table-cell office:value-type="string" calcext:value-type="string">
            <text:p>Piercing calls and distinctive wing markings make the otherwise subdued Willet one of our most conspicuous large shorebirds. Whether in mottled brown breeding plumage or gray winter colors, Willets in flight reveal a bold white and black stripe running the length of each wing. These long-legged, straight-billed shorebirds feed along beaches, mudflats, and rocky shores. Willets are common on most of our coastline'learn to recognize them and they'll make a useful stepping-stone to identifying other shorebirds. </text:p>
          </table:table-cell>
          <table:table-cell office:value-type="string" calcext:value-type="string">
            <text:p>Western Willets eat a variety of aquatic beetles on their freshwater feeding grounds, along with fish and spiders. In winter, Willets eat small crabs, worms, clams, and other invertebrates from saltwater marshes and along open coastlines. Eastern Willets also take fiddler and mole crabs. </text:p>
          </table:table-cell>
          <table:table-cell office:value-type="string" calcext:value-type="string">
            <text:p>Along both seacoasts, Willets inhabit open beaches, bayshores, marshes, mudflats, and rocky coastal zones. Their widespread wintering range makes them one of the easiest shorebirds to spot. During the breeding season, western Willets occur far inland, where they nest near marshes and other wetlands, prairie pothole ponds, and wet fields. Eastern birds seek saltmarshes, barrier islands, and barrier beaches for breeding </text:p>
          </table:table-cell>
        </table:table-row>
        <table:table-row table:style-name="ro1">
          <table:table-cell office:value-type="string" calcext:value-type="string">
            <text:p>Lesser Yellowlegs</text:p>
          </table:table-cell>
          <table:table-cell office:value-type="string" calcext:value-type="string">
            <text:p>Tringa flavipes</text:p>
          </table:table-cell>
          <table:table-cell office:value-type="string" calcext:value-type="string">
            <text:p>The Lesser Yellowlegs is a slender, long-legged shorebird that readily shows off the brightly colored legs that give it its name. It is an active feeder, often running through the shallow water to chase its prey. </text:p>
          </table:table-cell>
          <table:table-cell office:value-type="string" calcext:value-type="string">
            <text:p>Aquatic and terrestrial invertebrates, particularly flies and beetles. Occasionally small fish and seeds.</text:p>
          </table:table-cell>
          <table:table-cell office:value-type="string" calcext:value-type="string">
            <text:p>Breeds in open boreal forest with scattered shallow wetlands. Winters in wide variety of shallow fresh and saltwater habitats. </text:p>
          </table:table-cell>
        </table:table-row>
        <table:table-row table:style-name="ro1">
          <table:table-cell office:value-type="string" calcext:value-type="string">
            <text:p>Whimbrel</text:p>
          </table:table-cell>
          <table:table-cell office:value-type="string" calcext:value-type="string">
            <text:p>Numenius phaeopus</text:p>
          </table:table-cell>
          <table:table-cell office:value-type="string" calcext:value-type="string">
            <text:p>One of the most wide-ranging shorebirds in the world, the Whimbrel breeds in the Arctic in the eastern and western hemispheres, and migrates to South America, Africa, south Asia, and Australia. It uses its long, down-curved bill to probe deep in the sand of beaches for invertebrates, but also feeds on berries and insects. </text:p>
          </table:table-cell>
          <table:table-cell office:value-type="string" calcext:value-type="string">
            <text:p>Primarily marine invertebrates, especially small crabs, but also insects, berries, and even flowers during breeding season. </text:p>
          </table:table-cell>
          <table:table-cell office:value-type="string" calcext:value-type="string">
            <text:p>Breeds in various tundra habitat, from wet lowlands to dry heath. In migration, frequents various coastal and inland habitats, including fields and beaches. Winters in tidal flats and shorelines, occasionally visiting inland habitats. </text:p>
          </table:table-cell>
        </table:table-row>
        <table:table-row table:style-name="ro1">
          <table:table-cell office:value-type="string" calcext:value-type="string">
            <text:p>Long-billed Curlew</text:p>
          </table:table-cell>
          <table:table-cell office:value-type="string" calcext:value-type="string">
            <text:p>Numenius americanus </text:p>
          </table:table-cell>
          <table:table-cell office:value-type="string" calcext:value-type="string">
            <text:p>North America's largest shorebird, the Long-billed Curlew breeds in the grasslands of the Great Plains and Great Basin. </text:p>
          </table:table-cell>
          <table:table-cell office:value-type="string" calcext:value-type="string">
            <text:p>Long-billed Curlews eat insects, marine crustaceans, and bottom-dwelling marine invertebrates. The remarkably long, downcurved bill allows curlews to forage for earthworms and other deep-burrowing prey such as shrimp and crabs. Sometimes Long-billed Curlews simply peck at the ground, eating grasshoppers, beetles, caterpillars, spiders, and occasionally small animals </text:p>
          </table:table-cell>
          <table:table-cell office:value-type="string" calcext:value-type="string">
            <text:p>Long-billed Curlews spend summers in areas of western North America with sparse, short grasses, including shortgrass and mixed-grass prairies as well as agricultural fields. After their young leave the nest they may move to areas with taller, denser grasses. In winter they migrate to the coasts and to interior Mexico, where you can find them in wetlands, tidal estuaries, mudflats, flooded fields, and occasionally beaches </text:p>
          </table:table-cell>
        </table:table-row>
        <table:table-row table:style-name="ro1">
          <table:table-cell office:value-type="string" calcext:value-type="string">
            <text:p>Marbled Godwit</text:p>
          </table:table-cell>
          <table:table-cell office:value-type="string" calcext:value-type="string">
            <text:p>Limosa fedoa</text:p>
          </table:table-cell>
          <table:table-cell office:value-type="string" calcext:value-type="string">
            <text:p>A large shorebird with a long, upturned bill, the Marbled Godwit breeds in the center of the continent and winters along the coasts. It breeds in the northern prairies, amongst grasslands and scattered wetlands </text:p>
          </table:table-cell>
          <table:table-cell/>
          <table:table-cell office:value-type="string" calcext:value-type="string">
            <text:p>Breeds in marshes and flooded plains, in migration and winter also on mudflats and beaches. </text:p>
          </table:table-cell>
        </table:table-row>
        <table:table-row table:style-name="ro1">
          <table:table-cell office:value-type="string" calcext:value-type="string">
            <text:p>Ruddy Turnstone</text:p>
          </table:table-cell>
          <table:table-cell office:value-type="string" calcext:value-type="string">
            <text:p>Arenaria interpres </text:p>
          </table:table-cell>
          <table:table-cell office:value-type="string" calcext:value-type="string">
            <text:p>A shorebird that looks almost like a calico cat, the Ruddy Turnstone's orange legs and uniquely patterned black-and-white head and chest make them easy to pick out of a crowd. These long-distance migrants breed in the arctic tundra, but spend the off seasons on rocky shorelines and sandy beaches on both North American coasts (as well as South America, Eurasia, Africa, and Australia). They use their stout, slightly upturned bill to flip debris on the beach to uncover insects and small crustaceans. </text:p>
          </table:table-cell>
          <table:table-cell office:value-type="string" calcext:value-type="string">
            <text:p>Ruddy Turnstones feed primarily on adult and larvae flies and midges during the breeding season that they uncover by flipping over rocks, pebbles, shells, or seaweed with their stout, slightly upturned bills. They also eat spiders, beetles, bees, and wasps. During the nonbreeding season they have a more diverse diet, eating everything from small crustaceans, to mollusks, to bird eggs. If they come across an unattended gull or tern nest they readily break open the eggs and eat the contents. They also pick at dead fish and mammals that wash up on the shores in early summer when insects have yet to emerge. </text:p>
          </table:table-cell>
          <table:table-cell office:value-type="string" calcext:value-type="string">
            <text:p>Ruddy Turnstones breed along rocky coasts and in the tundra across the High Arctic. In North America they breed in sparsely vegetated tundra near marshes, streams, and ponds. During migration they stop along coastal rocky and sandy beaches, mudflats, and shorelines of freshwater lakes to refuel. On their wintering grounds they congregate along rocky shorelines, mudflats, deltas, and sandy beaches. </text:p>
          </table:table-cell>
        </table:table-row>
        <table:table-row table:style-name="ro2">
          <table:table-cell office:value-type="string" calcext:value-type="string">
            <text:p>Black Turnstone</text:p>
          </table:table-cell>
          <table:table-cell office:value-type="string" calcext:value-type="string">
            <text:p>Arenaria melanocephala </text:p>
          </table:table-cell>
          <table:table-cell office:value-type="string" calcext:value-type="string">
            <text:p>The Black Turnstone is one of the defining species for the rocky, wave-battered Pacific Coast. It blends in well with the dark rocks, but a careful winter observer will find it from Alaska through Baja California. It is rarely found far from the vicinity of spraying waves </text:p>
          </table:table-cell>
          <table:table-cell office:value-type="string" calcext:value-type="string">
            <text:p>Aquatic invertebrates: crustaceans, barnacles, and limpets. </text:p>
          </table:table-cell>
          <table:table-cell office:value-type="string" calcext:value-type="string">
            <text:p>Breeds in sparsely vegetated areas next to coastal meadows.</text:p>
            <text:p>In winter, found along high-energy rocky shorelines, on beaches near rocky coasts, and on jetties and piers</text:p>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2T17:59:09.470917589</dc:date>
    <meta:editing-duration>PT9M25S</meta:editing-duration>
    <meta:editing-cycles>1</meta:editing-cycles>
    <meta:document-statistic meta:table-count="1" meta:cell-count="435" meta:object-count="0"/>
    <meta:generator>LibreOffice/5.1.6.2$Linux_X86_64 LibreOffice_project/10m0$Build-2</meta:generator>
  </office:meta>
</office:document-meta>
</file>